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egoe UI VSS (Regular)1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969cm" fo:margin-left="-0.977cm" fo:margin-top="0cm" fo:margin-bottom="0cm" table:align="left" style:writing-mode="lr-tb"/>
    </style:style>
    <style:style style:name="Tabela1.A" style:family="table-column">
      <style:table-column-properties style:column-width="3.831cm"/>
    </style:style>
    <style:style style:name="Tabela1.B" style:family="table-column">
      <style:table-column-properties style:column-width="4.507cm"/>
    </style:style>
    <style:style style:name="Tabela1.C" style:family="table-column">
      <style:table-column-properties style:column-width="4.064cm"/>
    </style:style>
    <style:style style:name="Tabela1.D" style:family="table-column">
      <style:table-column-properties style:column-width="4.56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0.5pt solid #000000" style:writing-mode="lr-tb"/>
    </style:style>
    <style:style style:name="Tabela2" style:family="table">
      <style:table-properties style:width="16.969cm" fo:margin-left="-0.977cm" fo:margin-top="0cm" fo:margin-bottom="0cm" table:align="left" style:writing-mode="lr-tb"/>
    </style:style>
    <style:style style:name="Tabela2.A" style:family="table-column">
      <style:table-column-properties style:column-width="2.771cm"/>
    </style:style>
    <style:style style:name="Tabela2.B" style:family="table-column">
      <style:table-column-properties style:column-width="5.567cm"/>
    </style:style>
    <style:style style:name="Tabela2.C" style:family="table-column">
      <style:table-column-properties style:column-width="4.064cm"/>
    </style:style>
    <style:style style:name="Tabela2.D" style:family="table-column">
      <style:table-column-properties style:column-width="4.56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76cm" fo:border="0.5pt solid #000000" style:writing-mode="lr-tb"/>
    </style:style>
    <style:style style:name="Tabela3" style:family="table">
      <style:table-properties style:width="16.969cm" fo:margin-left="-0.977cm" fo:margin-top="0cm" fo:margin-bottom="0cm" table:align="left" style:writing-mode="lr-tb"/>
    </style:style>
    <style:style style:name="Tabela3.A" style:family="table-column">
      <style:table-column-properties style:column-width="3.831cm"/>
    </style:style>
    <style:style style:name="Tabela3.B" style:family="table-column">
      <style:table-column-properties style:column-width="4.507cm"/>
    </style:style>
    <style:style style:name="Tabela3.C" style:family="table-column">
      <style:table-column-properties style:column-width="4.064cm"/>
    </style:style>
    <style:style style:name="Tabela3.D" style:family="table-column">
      <style:table-column-properties style:column-width="4.56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176cm" fo:border="0.5pt solid #000000" style:writing-mode="lr-tb"/>
    </style:style>
    <style:style style:name="Tabela4" style:family="table">
      <style:table-properties style:width="16.969cm" fo:margin-left="-0.977cm" fo:margin-top="0cm" fo:margin-bottom="0cm" table:align="left" style:writing-mode="lr-tb"/>
    </style:style>
    <style:style style:name="Tabela4.A" style:family="table-column">
      <style:table-column-properties style:column-width="3.831cm"/>
    </style:style>
    <style:style style:name="Tabela4.B" style:family="table-column">
      <style:table-column-properties style:column-width="4.507cm"/>
    </style:style>
    <style:style style:name="Tabela4.C" style:family="table-column">
      <style:table-column-properties style:column-width="4.064cm"/>
    </style:style>
    <style:style style:name="Tabela4.D" style:family="table-column">
      <style:table-column-properties style:column-width="4.56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176cm" fo:border="0.5pt solid #000000" style:writing-mode="lr-tb"/>
    </style:style>
    <style:style style:name="Tabela5" style:family="table">
      <style:table-properties style:width="16.969cm" fo:margin-left="-0.977cm" fo:margin-top="0cm" fo:margin-bottom="0cm" table:align="left" style:writing-mode="lr-tb"/>
    </style:style>
    <style:style style:name="Tabela5.A" style:family="table-column">
      <style:table-column-properties style:column-width="3.404cm"/>
    </style:style>
    <style:style style:name="Tabela5.B" style:family="table-column">
      <style:table-column-properties style:column-width="4.934cm"/>
    </style:style>
    <style:style style:name="Tabela5.C" style:family="table-column">
      <style:table-column-properties style:column-width="4.064cm"/>
    </style:style>
    <style:style style:name="Tabela5.D" style:family="table-column">
      <style:table-column-properties style:column-width="4.56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="0.176cm" fo:border="0.5pt solid #000000" style:writing-mode="lr-tb"/>
    </style:style>
    <style:style style:name="Tabela6" style:family="table">
      <style:table-properties style:width="16.969cm" fo:margin-left="-0.977cm" fo:margin-top="0cm" fo:margin-bottom="0cm" table:align="left" style:writing-mode="lr-tb"/>
    </style:style>
    <style:style style:name="Tabela6.A" style:family="table-column">
      <style:table-column-properties style:column-width="3.831cm"/>
    </style:style>
    <style:style style:name="Tabela6.B" style:family="table-column">
      <style:table-column-properties style:column-width="4.507cm"/>
    </style:style>
    <style:style style:name="Tabela6.C" style:family="table-column">
      <style:table-column-properties style:column-width="4.064cm"/>
    </style:style>
    <style:style style:name="Tabela6.D" style:family="table-column">
      <style:table-column-properties style:column-width="4.56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0.5pt solid #000000" style:writing-mode="lr-tb"/>
    </style:style>
    <style:style style:name="Tabela7" style:family="table">
      <style:table-properties style:width="13.97cm" fo:margin-left="0.009cm" fo:margin-top="0cm" fo:margin-bottom="0cm" table:align="left" style:writing-mode="lr-tb"/>
    </style:style>
    <style:style style:name="Tabela7.A" style:family="table-column">
      <style:table-column-properties style:column-width="2.464cm"/>
    </style:style>
    <style:style style:name="Tabela7.B" style:family="table-column">
      <style:table-column-properties style:column-width="3.332cm"/>
    </style:style>
    <style:style style:name="Tabela7.C" style:family="table-column">
      <style:table-column-properties style:column-width="8.174cm"/>
    </style:style>
    <style:style style:name="Tabela7.1" style:family="table-row">
      <style:table-row-properties style:min-row-height="0.855cm" fo:keep-together="auto"/>
    </style:style>
    <style:style style:name="Tabela7.A1" style:family="table-cell">
      <style:table-cell-properties fo:padding="0cm" fo:border="none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0.736cm"/>
    </style:style>
    <style:style style:name="Tabela8.B" style:family="table-column">
      <style:table-column-properties style:column-width="3.014cm"/>
    </style:style>
    <style:style style:name="Tabela8.C" style:family="table-column">
      <style:table-column-properties style:column-width="11.232cm"/>
    </style:style>
    <style:style style:name="Tabela8.1" style:family="table-row">
      <style:table-row-properties style:min-row-height="1.358cm" fo:keep-together="auto"/>
    </style:style>
    <style:style style:name="Tabela8.A1" style:family="table-cell">
      <style:table-cell-properties fo:padding="0.176cm" fo:border="none" style:writing-mode="lr-tb"/>
    </style:style>
    <style:style style:name="Tabela8.2" style:family="table-row">
      <style:table-row-properties style:min-row-height="4.56cm" fo:keep-together="auto"/>
    </style:style>
    <style:style style:name="Tabela8.3" style:family="table-row">
      <style:table-row-properties style:min-row-height="3.66cm" fo:keep-together="auto"/>
    </style:style>
    <style:style style:name="Tabela8.4" style:family="table-row">
      <style:table-row-properties style:min-row-height="3.237cm" fo:keep-together="auto"/>
    </style:style>
    <style:style style:name="Tabela8.5" style:family="table-row">
      <style:table-row-properties style:min-row-height="4.083cm" fo:keep-together="auto"/>
    </style:style>
    <style:style style:name="Tabela9" style:family="table">
      <style:table-properties style:width="16.969cm" fo:margin-left="-0.977cm" fo:margin-top="0cm" fo:margin-bottom="0cm" table:align="left" style:writing-mode="lr-tb"/>
    </style:style>
    <style:style style:name="Tabela9.A" style:family="table-column">
      <style:table-column-properties style:column-width="3.831cm"/>
    </style:style>
    <style:style style:name="Tabela9.B" style:family="table-column">
      <style:table-column-properties style:column-width="4.507cm"/>
    </style:style>
    <style:style style:name="Tabela9.C" style:family="table-column">
      <style:table-column-properties style:column-width="4.064cm"/>
    </style:style>
    <style:style style:name="Tabela9.D" style:family="table-column">
      <style:table-column-properties style:column-width="4.565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="0.176cm" fo:border="0.5pt solid #000000" style:writing-mode="lr-tb"/>
    </style:style>
    <style:style style:name="Tabela10" style:family="table">
      <style:table-properties style:width="16.969cm" fo:margin-left="-0.977cm" fo:margin-top="0cm" fo:margin-bottom="0cm" table:align="left" style:writing-mode="lr-tb"/>
    </style:style>
    <style:style style:name="Tabela10.A" style:family="table-column">
      <style:table-column-properties style:column-width="2.771cm"/>
    </style:style>
    <style:style style:name="Tabela10.B" style:family="table-column">
      <style:table-column-properties style:column-width="5.567cm"/>
    </style:style>
    <style:style style:name="Tabela10.C" style:family="table-column">
      <style:table-column-properties style:column-width="4.064cm"/>
    </style:style>
    <style:style style:name="Tabela10.D" style:family="table-column">
      <style:table-column-properties style:column-width="4.56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="0.176cm" fo:border="0.5pt solid #000000" style:writing-mode="lr-tb"/>
    </style:style>
    <style:style style:name="Tabela11" style:family="table">
      <style:table-properties style:width="16.969cm" fo:margin-left="-0.977cm" fo:margin-top="0cm" fo:margin-bottom="0cm" table:align="left" style:writing-mode="lr-tb"/>
    </style:style>
    <style:style style:name="Tabela11.A" style:family="table-column">
      <style:table-column-properties style:column-width="3.831cm"/>
    </style:style>
    <style:style style:name="Tabela11.B" style:family="table-column">
      <style:table-column-properties style:column-width="4.507cm"/>
    </style:style>
    <style:style style:name="Tabela11.C" style:family="table-column">
      <style:table-column-properties style:column-width="4.064cm"/>
    </style:style>
    <style:style style:name="Tabela11.D" style:family="table-column">
      <style:table-column-properties style:column-width="4.56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="0.176cm" fo:border="0.5pt solid #000000" style:writing-mode="lr-tb"/>
    </style:style>
    <style:style style:name="Tabela12" style:family="table">
      <style:table-properties style:width="16.969cm" fo:margin-left="-0.977cm" fo:margin-top="0cm" fo:margin-bottom="0cm" table:align="left" style:writing-mode="lr-tb"/>
    </style:style>
    <style:style style:name="Tabela12.A" style:family="table-column">
      <style:table-column-properties style:column-width="3.831cm"/>
    </style:style>
    <style:style style:name="Tabela12.B" style:family="table-column">
      <style:table-column-properties style:column-width="4.507cm"/>
    </style:style>
    <style:style style:name="Tabela12.C" style:family="table-column">
      <style:table-column-properties style:column-width="4.064cm"/>
    </style:style>
    <style:style style:name="Tabela12.D" style:family="table-column">
      <style:table-column-properties style:column-width="4.565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="0.176cm" fo:border="0.5pt solid #000000" style:writing-mode="lr-tb"/>
    </style:style>
    <style:style style:name="Tabela13" style:family="table">
      <style:table-properties style:width="16.969cm" fo:margin-left="-0.977cm" fo:margin-top="0cm" fo:margin-bottom="0cm" table:align="left" style:writing-mode="lr-tb"/>
    </style:style>
    <style:style style:name="Tabela13.A" style:family="table-column">
      <style:table-column-properties style:column-width="3.831cm"/>
    </style:style>
    <style:style style:name="Tabela13.B" style:family="table-column">
      <style:table-column-properties style:column-width="4.507cm"/>
    </style:style>
    <style:style style:name="Tabela13.C" style:family="table-column">
      <style:table-column-properties style:column-width="4.064cm"/>
    </style:style>
    <style:style style:name="Tabela13.D" style:family="table-column">
      <style:table-column-properties style:column-width="4.565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="0.176cm" fo:border="0.5pt solid #000000" style:writing-mode="lr-tb"/>
    </style:style>
    <style:style style:name="Tabela14" style:family="table">
      <style:table-properties style:width="16.969cm" fo:margin-left="-0.977cm" fo:margin-top="0cm" fo:margin-bottom="0cm" table:align="left" style:writing-mode="lr-tb"/>
    </style:style>
    <style:style style:name="Tabela14.A" style:family="table-column">
      <style:table-column-properties style:column-width="3.831cm"/>
    </style:style>
    <style:style style:name="Tabela14.B" style:family="table-column">
      <style:table-column-properties style:column-width="4.507cm"/>
    </style:style>
    <style:style style:name="Tabela14.C" style:family="table-column">
      <style:table-column-properties style:column-width="4.064cm"/>
    </style:style>
    <style:style style:name="Tabela14.D" style:family="table-column">
      <style:table-column-properties style:column-width="4.565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.176cm" fo:border="0.5pt solid #000000" style:writing-mode="lr-tb"/>
    </style:style>
    <style:style style:name="P1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2"/>
    </style:style>
    <style:style style:name="P2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style:font-name="Liberation Serif"/>
    </style:style>
    <style:style style:name="P3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</style:style>
    <style:style style:name="P4" style:family="paragraph" style:parent-style-name="List_20_Paragraph">
      <style:paragraph-properties fo:margin-left="0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</style:style>
    <style:style style:name="P5" style:family="paragraph" style:parent-style-name="List_20_Paragraph">
      <style:paragraph-properties fo:margin-left="0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List_20_Paragraph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7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8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officeooo:rsid="003150c7" officeooo:paragraph-rsid="003150c7"/>
    </style:style>
    <style:style style:name="P9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officeooo:rsid="0036d427" officeooo:paragraph-rsid="0036d427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11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2144"/>
    </style:style>
    <style:style style:name="P15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7c4a"/>
    </style:style>
    <style:style style:name="P16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ad789"/>
    </style:style>
    <style:style style:name="P17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b2ee1"/>
    </style:style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20" style:family="paragraph" style:parent-style-name="Standard">
      <style:paragraph-properties fo:margin-top="0.423cm" fo:margin-bottom="0.423cm" style:contextual-spacing="false" fo:line-height="100%"/>
    </style:style>
    <style:style style:name="P2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</style:style>
    <style:style style:name="P22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</style:style>
    <style:style style:name="P23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24" style:family="paragraph" style:parent-style-name="Standard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25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2144"/>
    </style:style>
    <style:style style:name="P2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7c4a"/>
    </style:style>
    <style:style style:name="P27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ad789"/>
    </style:style>
    <style:style style:name="P28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b2ee1"/>
    </style:style>
    <style:style style:name="P29" style:family="paragraph" style:parent-style-name="Standard">
      <style:paragraph-properties fo:margin-top="0.423cm" fo:margin-bottom="0.423cm" style:contextual-spacing="false" fo:line-height="100%"/>
      <style:text-properties officeooo:paragraph-rsid="00192144"/>
    </style:style>
    <style:style style:name="P30" style:family="paragraph" style:parent-style-name="Standard">
      <style:paragraph-properties fo:margin-top="0.423cm" fo:margin-bottom="0.423cm" style:contextual-spacing="false" fo:line-height="100%"/>
      <style:text-properties officeooo:paragraph-rsid="00197c4a"/>
    </style:style>
    <style:style style:name="P31" style:family="paragraph" style:parent-style-name="Standard">
      <style:paragraph-properties fo:margin-top="0.423cm" fo:margin-bottom="0.423cm" style:contextual-spacing="false" fo:line-height="100%"/>
      <style:text-properties officeooo:paragraph-rsid="001ad789"/>
    </style:style>
    <style:style style:name="P32" style:family="paragraph" style:parent-style-name="Standard">
      <style:paragraph-properties fo:margin-top="0.423cm" fo:margin-bottom="0.423cm" style:contextual-spacing="false" fo:line-height="100%"/>
      <style:text-properties officeooo:paragraph-rsid="001b2ee1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34" style:family="paragraph" style:parent-style-name="Standard">
      <style:paragraph-properties fo:margin-top="0.423cm" fo:margin-bottom="0.423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35" style:family="paragraph" style:parent-style-name="Standard">
      <style:paragraph-properties fo:margin-top="0.423cm" fo:margin-bottom="0.423cm" style:contextual-spacing="false" fo:line-height="100%" fo:orphans="0" fo:widows="0"/>
      <style:text-properties style:font-name="Times New Roman" style:font-name-asian="Times New Roman1" style:language-asian="pt" style:country-asian="BR" style:font-name-complex="Times New Roman1"/>
    </style:style>
    <style:style style:name="P3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37" style:family="paragraph" style:parent-style-name="Standard">
      <style:paragraph-properties fo:margin-left="0cm" fo:margin-right="-0.776cm" fo:margin-top="0cm" fo:margin-bottom="0cm" style:contextual-spacing="false" fo:line-height="100%" fo:orphans="0" fo:widows="0" fo:text-indent="0cm" style:auto-text-indent="false"/>
      <style:text-properties style:font-name="Times New Roman" style:font-name-asian="Times New Roman1" style:language-asian="pt" style:country-asian="BR" style:font-name-complex="Times New Roman1"/>
    </style:style>
    <style:style style:name="P38" style:family="paragraph" style:parent-style-name="Standard">
      <style:paragraph-properties fo:line-height="107%" fo:orphans="0" fo:widows="0">
        <style:tab-stops/>
      </style:paragraph-properties>
    </style:style>
    <style:style style:name="P39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/>
    </style:style>
    <style:style style:name="P40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officeooo:paragraph-rsid="00197c4a"/>
    </style:style>
    <style:style style:name="P41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44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officeooo:paragraph-rsid="001b2ee1"/>
    </style:style>
    <style:style style:name="P45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46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2"/>
    </style:style>
    <style:style style:name="P47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48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49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officeooo:paragraph-rsid="00197c4a" style:font-name-asian="Times New Roman1" style:font-size-asian="10.5pt" style:language-asian="pt" style:country-asian="BR" style:font-name-complex="Times New Roman1" style:font-size-complex="10.5pt"/>
    </style:style>
    <style:style style:name="P50" style:family="paragraph" style:parent-style-name="Standard">
      <style:paragraph-properties fo:margin-top="0.423cm" fo:margin-bottom="0.423cm" style:contextual-spacing="false" fo:line-height="100%"/>
      <style:text-properties officeooo:rsid="00157ba4" officeooo:paragraph-rsid="00157ba4"/>
    </style:style>
    <style:style style:name="P5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157ba4" officeooo:paragraph-rsid="00157ba4"/>
    </style:style>
    <style:style style:name="P5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officeooo:rsid="00192019" officeooo:paragraph-rsid="00192019"/>
    </style:style>
    <style:style style:name="P53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1b5aa" officeooo:paragraph-rsid="0021b5aa"/>
    </style:style>
    <style:style style:name="P54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6beed" officeooo:paragraph-rsid="0026beed"/>
    </style:style>
    <style:style style:name="P55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a27ba" officeooo:paragraph-rsid="002a27ba"/>
    </style:style>
    <style:style style:name="P56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30a5ee" officeooo:paragraph-rsid="0030a5ee"/>
    </style:style>
    <style:style style:name="P57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b2ee1" style:font-size-asian="11pt" style:font-size-complex="11pt"/>
    </style:style>
    <style:style style:name="P58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92144" style:font-size-asian="11pt" style:font-size-complex="11pt"/>
    </style:style>
    <style:style style:name="P59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60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30a5ee" style:font-size-asian="11pt" style:font-size-complex="11pt"/>
    </style:style>
    <style:style style:name="P6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0" fo:widows="0" fo:background-color="#ffffff" style:vertical-align="baseline">
        <style:tab-stops/>
      </style:paragraph-properties>
      <style:text-properties style:font-name="Arial1" fo:font-size="11pt" officeooo:paragraph-rsid="001ad789" style:font-size-asian="11pt" style:font-size-complex="11pt"/>
    </style:style>
    <style:style style:name="P62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63" style:family="paragraph" style:parent-style-name="Standard">
      <style:paragraph-properties fo:line-height="107%" fo:orphans="0" fo:widows="0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64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44e65" style:font-size-asian="11pt" style:font-size-complex="11pt"/>
    </style:style>
    <style:style style:name="P65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26beed" officeooo:paragraph-rsid="0026beed"/>
    </style:style>
    <style:style style:name="P6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2832ac" officeooo:paragraph-rsid="002832ac"/>
    </style:style>
    <style:style style:name="P67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3b1b9f" officeooo:paragraph-rsid="003b1b9f"/>
    </style:style>
    <style:style style:name="P68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69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70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</style:style>
    <style:style style:name="P71" style:family="paragraph" style:parent-style-name="Text_20_body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72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</style:style>
    <style:style style:name="P73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officeooo:paragraph-rsid="00197c4a"/>
    </style:style>
    <style:style style:name="P74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style:font-name="Liberation Serif" style:font-name-asian="Times New Roman1" style:language-asian="pt" style:country-asian="BR" style:font-name-complex="Times New Roman1"/>
    </style:style>
    <style:style style:name="P75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76" style:family="paragraph" style:parent-style-name="Text_20_body" style:list-style-name="L10">
      <style:paragraph-properties fo:orphans="2" fo:widows="2" fo:padding="0cm" fo:border="none"/>
      <style:text-properties fo:font-variant="normal" fo:text-transform="none" fo:color="#000000" loext:opacity="100%" style:font-name="Segoe UI VSS (Regular)1" fo:font-size="8.39999961853027pt" fo:letter-spacing="normal" fo:font-style="normal" fo:font-weight="normal" officeooo:paragraph-rsid="0030a5ee"/>
    </style:style>
    <style:style style:name="P77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8.39999961853027pt" fo:letter-spacing="normal" fo:font-style="normal" fo:font-weight="normal" officeooo:paragraph-rsid="001ad789"/>
    </style:style>
    <style:style style:name="P78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79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0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1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2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3" style:family="paragraph" style:parent-style-name="Text_20_body" style:list-style-name="L2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4" style:family="paragraph" style:parent-style-name="Text_20_body" style:list-style-name="L22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5" style:family="paragraph" style:parent-style-name="Text_20_body" style:list-style-name="L2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44e65" style:font-size-asian="11pt" style:font-size-complex="11pt"/>
    </style:style>
    <style:style style:name="P86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7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8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9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0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1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2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3" style:family="paragraph" style:parent-style-name="Text_20_body" style:list-style-name="L3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4" style:family="paragraph" style:parent-style-name="Text_20_body" style:list-style-name="L31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5" style:family="paragraph" style:parent-style-name="Text_20_body" style:list-style-name="L3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e6473" style:font-size-asian="11pt" style:font-size-complex="11pt"/>
    </style:style>
    <style:style style:name="P96" style:family="paragraph" style:parent-style-name="Text_20_body" style:list-style-name="L3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7" style:family="paragraph" style:parent-style-name="Text_20_body" style:list-style-name="L32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8" style:family="paragraph" style:parent-style-name="Text_20_body" style:list-style-name="L3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e6473" style:font-size-asian="11pt" style:font-size-complex="11pt"/>
    </style:style>
    <style:style style:name="P99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0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1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0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5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6" style:family="paragraph" style:parent-style-name="Text_20_body" style:list-style-name="L6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7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08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9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paragraph-rsid="0033097d" style:font-size-asian="11pt" style:font-size-complex="11pt"/>
    </style:style>
    <style:style style:name="P110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1" style:family="paragraph" style:parent-style-name="Text_20_body" style:list-style-name="L9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2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13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0a5ee" style:font-size-asian="11pt" style:font-size-complex="11pt"/>
    </style:style>
    <style:style style:name="P114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1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6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17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8" style:family="paragraph" style:parent-style-name="Text_20_body" style:list-style-name="L1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9" style:family="paragraph" style:parent-style-name="Text_20_body" style:list-style-name="L14">
      <style:paragraph-properties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0" style:family="paragraph" style:parent-style-name="Text_20_body" style:list-style-name="L1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1bfc57" style:font-size-asian="11pt" style:font-size-complex="11pt"/>
    </style:style>
    <style:style style:name="P121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2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ad789" style:font-size-asian="11pt" style:font-size-complex="11pt"/>
    </style:style>
    <style:style style:name="P123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b2ee1" style:font-size-asian="11pt" style:font-size-complex="11pt"/>
    </style:style>
    <style:style style:name="P124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b2ee1" style:font-size-asian="11pt" style:font-size-complex="11pt"/>
    </style:style>
    <style:style style:name="P125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2144" style:font-size-asian="11pt" style:font-size-complex="11pt"/>
    </style:style>
    <style:style style:name="P126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2144" style:font-size-asian="11pt" style:font-size-complex="11pt"/>
    </style:style>
    <style:style style:name="P127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28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29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0a5ee" style:font-size-asian="11pt" style:font-size-complex="11pt"/>
    </style:style>
    <style:style style:name="P130" style:family="paragraph" style:parent-style-name="Text_20_body" style:list-style-name="L2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31" style:family="paragraph" style:parent-style-name="Text_20_body" style:list-style-name="L15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86d55" style:font-size-asian="11pt" style:font-size-complex="11pt"/>
    </style:style>
    <style:style style:name="P132" style:family="paragraph" style:parent-style-name="Text_20_body">
      <style:paragraph-properties fo:margin-top="0cm" fo:margin-bottom="0cm" style:contextual-spacing="false" fo:line-height="107%" fo:orphans="0" fo:widows="0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33" style:family="paragraph" style:parent-style-name="Text_20_body">
      <style:paragraph-properties fo:line-height="107%" fo:orphans="0" fo:widows="0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34" style:family="paragraph" style:parent-style-name="Text_20_body" style:list-style-name="WWNum1">
      <style:paragraph-properties fo:margin-left="1.251cm" fo:margin-right="0cm" fo:line-height="115%" fo:orphans="0" fo:widows="0" fo:text-indent="0cm" style:auto-text-indent="false">
        <style:tab-stops>
          <style:tab-stop style:position="0cm"/>
        </style:tab-stops>
      </style:paragraph-properties>
    </style:style>
    <style:style style:name="P135" style:family="paragraph" style:parent-style-name="Text_20_body" style:list-style-name="WWNum2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6" style:family="paragraph" style:parent-style-name="Text_20_body" style:list-style-name="WWNum3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7" style:family="paragraph" style:parent-style-name="Text_20_body" style:list-style-name="WWNum4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8" style:family="paragraph" style:parent-style-name="Text_20_body" style:list-style-name="WWNum5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39" style:family="paragraph" style:parent-style-name="Text_20_body" style:list-style-name="WWNum6">
      <style:paragraph-properties fo:margin-left="1.27cm" fo:margin-right="0cm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40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style:font-name="Arial" officeooo:paragraph-rsid="001b2ee1"/>
    </style:style>
    <style:style style:name="P141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05408"/>
    </style:style>
    <style:style style:name="P142" style:family="paragraph" style:parent-style-name="Text_20_body" style:list-style-name="L21">
      <style:paragraph-properties fo:margin-left="0cm" fo:margin-right="0cm" fo:orphans="2" fo:widows="2" fo:text-indent="0cm" style:auto-text-indent="false"/>
    </style:style>
    <style:style style:name="P143" style:family="paragraph" style:parent-style-name="Text_20_body" style:list-style-name="L5">
      <style:paragraph-properties fo:margin-left="0cm" fo:margin-right="0cm" fo:orphans="2" fo:widows="2" fo:text-indent="0cm" style:auto-text-indent="false"/>
    </style:style>
    <style:style style:name="P144" style:family="paragraph" style:parent-style-name="Text_20_body" style:list-style-name="L8">
      <style:paragraph-properties fo:margin-left="0cm" fo:margin-right="0cm" fo:orphans="2" fo:widows="2" fo:text-indent="0cm" style:auto-text-indent="false"/>
    </style:style>
    <style:style style:name="P145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1pt" officeooo:paragraph-rsid="00205408" style:font-size-asian="11pt" style:font-size-complex="11pt"/>
    </style:style>
    <style:style style:name="P146" style:family="paragraph" style:parent-style-name="Text_20_body" style:list-style-name="L30">
      <style:paragraph-properties fo:margin-left="0cm" fo:margin-right="0cm" fo:orphans="2" fo:widows="2" fo:text-indent="0cm" style:auto-text-indent="false"/>
      <style:text-properties style:font-name="Arial1" fo:font-size="11pt" style:font-size-asian="11pt" style:font-size-complex="11pt"/>
    </style:style>
    <style:style style:name="P147" style:family="paragraph" style:parent-style-name="Text_20_body" style:list-style-name="L13">
      <style:paragraph-properties fo:margin-left="0cm" fo:margin-right="0cm" fo:orphans="2" fo:widows="2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2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6c18d" style:font-name-asian="Times New Roman1" style:font-size-asian="18pt" style:language-asian="pt" style:country-asian="BR" style:font-weight-asian="bold" style:font-name-complex="Arial2" style:font-size-complex="18pt" style:font-weight-complex="bold"/>
    </style:style>
    <style:style style:name="T3" style:family="text">
      <style:text-properties fo:color="#000000" loext:opacity="100%" style:font-name="Arial" fo:font-size="7pt" style:letter-kerning="true" style:font-name-asian="Times New Roman1" style:font-size-asian="7pt" style:language-asian="pt" style:country-asian="BR" style:font-name-complex="Arial2" style:font-size-complex="7pt"/>
    </style:style>
    <style:style style:name="T4" style:family="text">
      <style:text-properties fo:color="#000000" loext:opacity="100%" style:font-name="Arial" fo:font-size="14pt" fo:font-weight="bold" style:letter-kerning="true" style:font-name-asian="Times New Roman1" style:font-size-asian="14pt" style:language-asian="pt" style:country-asian="BR" style:font-weight-asian="bold" style:font-name-complex="Arial2" style:font-size-complex="14pt" style:font-weight-complex="bold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2"/>
    </style:style>
    <style:style style:name="T6" style:family="text">
      <style:text-properties fo:color="#000000" loext:opacity="100%" style:font-name="Arial" officeooo:rsid="00157ba4" style:font-name-asian="Times New Roman1" style:language-asian="pt" style:country-asian="BR" style:font-name-complex="Arial2"/>
    </style:style>
    <style:style style:name="T7" style:family="text">
      <style:text-properties fo:color="#000000" loext:opacity="100%" style:font-name="Arial" officeooo:rsid="00171072" style:font-name-asian="Times New Roman1" style:language-asian="pt" style:country-asian="BR" style:font-name-complex="Arial2"/>
    </style:style>
    <style:style style:name="T8" style:family="text">
      <style:text-properties fo:color="#000000" loext:opacity="100%" style:font-name="Arial" officeooo:rsid="00182689" style:font-name-asian="Times New Roman1" style:language-asian="pt" style:country-asian="BR" style:font-name-complex="Arial2"/>
    </style:style>
    <style:style style:name="T9" style:family="text">
      <style:text-properties fo:color="#000000" loext:opacity="100%" style:font-name="Arial" officeooo:rsid="0036d427" style:font-name-asian="Times New Roman1" style:language-asian="pt" style:country-asian="BR" style:font-name-complex="Arial2"/>
    </style:style>
    <style:style style:name="T10" style:family="text"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2" style:font-style-complex="italic" style:font-weight-complex="bold"/>
    </style:style>
    <style:style style:name="T11" style:family="text">
      <style:text-properties fo:color="#000000" loext:opacity="100%" style:font-name="Arial" fo:font-size="9pt" fo:font-weight="bold" style:font-name-asian="Times New Roman1" style:font-size-asian="9pt" style:language-asian="pt" style:country-asian="BR" style:font-weight-asian="bold" style:font-name-complex="Arial2" style:font-size-complex="9pt" style:font-weight-complex="bold"/>
    </style:style>
    <style:style style:name="T12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2" style:font-weight-complex="bold"/>
    </style:style>
    <style:style style:name="T13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T14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Arial2" style:font-size-complex="11pt"/>
    </style:style>
    <style:style style:name="T15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2"/>
    </style:style>
    <style:style style:name="T16" style:family="text">
      <style:text-properties fo:color="#000000" loext:opacity="100%"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17" style:family="text">
      <style:text-properties fo:color="#000000" loext:opacity="100%" style:font-name="Times New Roman" fo:font-size="14pt" fo:font-weight="bold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8" style:family="text">
      <style:text-properties fo:color="#000000" loext:opacity="100%" style:font-name="Times New Roman" fo:font-size="14pt" fo:font-weight="bold" officeooo:rsid="00192144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officeooo:rsid="00197c4a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officeooo:rsid="001ad789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1b2ee1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23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24" style:family="text"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T25" style:family="text">
      <style:text-properties fo:color="#000000" loext:opacity="100%" fo:font-size="11pt" style:font-name-asian="Times New Roman1" style:font-size-asian="11pt" style:language-asian="pt" style:country-asian="BR" style:font-name-complex="Times New Roman1" style:font-size-complex="11pt"/>
    </style:style>
    <style:style style:name="T26" style:family="text">
      <style:text-properties fo:color="#000000" loext:opacity="100%" style:font-name-asian="Times New Roman1" style:language-asian="pt" style:country-asian="BR" style:font-name-complex="Times New Roman1"/>
    </style:style>
    <style:style style:name="T27" style:family="text">
      <style:text-properties style:font-name="Ari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T30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Arial2" style:font-size-complex="11pt"/>
    </style:style>
    <style:style style:name="T31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T32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000000" loext:opacity="100%" style:font-name="Segoe UI VSS (Regular)" fo:font-size="8.5pt" fo:letter-spacing="normal" fo:font-style="normal" fo:font-weight="normal" style:font-size-asian="8.5pt" style:font-style-asian="normal" style:font-weight-asian="normal"/>
    </style:style>
    <style:style style:name="T34" style:family="text">
      <style:text-properties fo:font-variant="normal" fo:text-transform="none" fo:color="#000000" loext:opacity="100%" style:font-name="Arial1" fo:font-size="8.39999961853027pt" fo:letter-spacing="normal" fo:font-style="normal" fo:font-weight="normal"/>
    </style:style>
    <style:style style:name="T35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36" style:family="text">
      <style:text-properties fo:font-variant="normal" fo:text-transform="none" fo:color="#000000" loext:opacity="100%" style:font-name="Arial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7" style:family="text">
      <style:text-properties fo:font-variant="normal" fo:text-transform="none" fo:color="#000000" loext:opacity="100%" style:font-name="Arial1" fo:letter-spacing="normal" fo:font-style="normal" fo:font-weight="normal"/>
    </style:style>
    <style:style style:name="T38" style:family="text">
      <style:text-properties fo:font-variant="normal" fo:text-transform="none" fo:color="#000000" loext:opacity="100%" style:font-name="Segoe UI VSS (Regular)1" fo:font-size="8.39999961853027pt" fo:letter-spacing="normal" fo:font-style="normal" fo:font-weight="normal"/>
    </style:style>
    <style:style style:name="T39" style:family="text">
      <style:text-properties fo:font-variant="normal" fo:text-transform="none" fo:color="#000000" loext:opacity="100%" fo:font-size="8.39999961853027pt" fo:letter-spacing="normal" fo:font-style="normal" fo:font-weight="normal"/>
    </style:style>
    <style:style style:name="T40" style:family="text">
      <style:text-properties fo:font-variant="normal" fo:text-transform="none" fo:color="#000000" loext:opacity="100%" fo:letter-spacing="normal" fo:font-style="normal" fo:font-weight="normal"/>
    </style:style>
    <style:style style:name="T41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2" style:font-size-complex="10.5pt"/>
    </style:style>
    <style:style style:name="T42" style:family="text">
      <style:text-properties fo:color="#222222" loext:opacity="100%" style:font-name="Arial" fo:font-size="11.5pt" style:font-name-asian="Times New Roman1" style:font-size-asian="11.5pt" style:language-asian="pt" style:country-asian="BR" style:font-name-complex="Arial2" style:font-size-complex="11.5pt"/>
    </style:style>
    <style:style style:name="T43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44" style:family="text">
      <style:text-properties fo:font-size="11pt" style:font-name-asian="Times New Roman1" style:font-size-asian="11pt" style:language-asian="pt" style:country-asian="BR" style:font-name-complex="Times New Roman1" style:font-size-complex="11pt"/>
    </style:style>
    <style:style style:name="T45" style:family="text">
      <style:text-properties style:font-name-asian="Times New Roman1" style:language-asian="pt" style:country-asian="BR" style:font-name-complex="Times New Roman1"/>
    </style:style>
    <style:style style:name="T46" style:family="text">
      <style:text-properties style:font-name="Arial1"/>
    </style:style>
    <style:style style:name="T47" style:family="text">
      <style:text-properties style:font-name="Arial1" fo:font-size="11pt" style:font-size-asian="11pt" style:font-size-complex="11pt"/>
    </style:style>
    <style:style style:name="T48" style:family="text">
      <style:text-properties officeooo:rsid="0034195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est Plan Cadastrar Editar e Pesquisar Categorias , subcategorias, </text:span><text:span text:style-name="T2">Produtos e Centro de <text:s/>Distribuição.</text:span></text:p>
      <text:p text:style-name="P11"><text:span text:style-name="T3">  </text:span><text:span text:style-name="T4">Introdução</text:span></text:p>
      <text:p text:style-name="P18"><text:span text:style-name="T5">Trata-se <text:s/>de um sistema de e-commerce onde  o propósito dele é cadastrar, editar e pesquisar novas categorias, subcategorias, </text:span><text:span text:style-name="T7">produtos e centros de distribuição,</text:span><text:span text:style-name="T5"> a <text:s/>fim de organizar o nossos produtos.</text:span></text:p>
      <text:p text:style-name="P33"/>
      <text:p text:style-name="P33"/>
      <text:p text:style-name="P12"><text:span text:style-name="T3"><text:s/>  </text:span><text:span text:style-name="T4">Arquitetura</text:span></text:p>
      <text:p text:style-name="P19"><text:span text:style-name="T5">O framework utilizado para a implementação do back-end do Cadastrar, editar e pesquisar Categorias , </text:span><text:span text:style-name="T8">Subcategorias, Produtos e Centro de Distribuição</text:span><text:span text:style-name="T5"> é o C#.</text:span></text:p>
      <text:p text:style-name="P19"><text:span text:style-name="T5">Para o armazenamento e consulta de dados das categorias, será usada uma API que disponibiliza um conjunto de serviços REST. Funciona como na imagem, em que o cliente (aplicação) envia uma requisição à uma URL (endpoint) para acessar os serviços da API.</text:span></text:p>
      <text:p text:style-name="P52"><text:span text:style-name="T5">E também será integrado ao Banco de Dados.</text:span></text:p>
      <text:p text:style-name="P11"><text:span text:style-name="T3">    <text:s/></text:span><text:span text:style-name="T4">Funcionalidades</text:span><text:span text:style-name="T16"> </text:span><text:span text:style-name="T17">do Cadastro de Categorias</text:span></text:p>
      <text:p text:style-name="P20"><text:span text:style-name="T10"> 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1"><text:span text:style-name="T11">Funcionalidades</text:span></text:p>
          </table:table-cell>
          <table:table-cell table:style-name="Tabela1.A1" office:value-type="string">
            <text:p text:style-name="P21"><text:span text:style-name="T12">Comportamento Esperado</text:span></text:p>
          </table:table-cell>
          <table:table-cell table:style-name="Tabela1.A1" office:value-type="string">
            <text:p text:style-name="P21"><text:span text:style-name="T12">Verificações</text:span></text:p>
          </table:table-cell>
          <table:table-cell table:style-name="Tabela1.A1" office:value-type="string">
            <text:p text:style-name="P21"><text:span text:style-name="T12">Critérios de Aceite</text:span></text:p>
          </table:table-cell>
        </table:table-row>
        <table:table-row table:style-name="Tabela1.1">
          <table:table-cell table:style-name="Tabela1.A1" office:value-type="string">
            <text:p text:style-name="P21"><text:span text:style-name="T12">Cadastro</text:span></text:p>
          </table:table-cell>
          <table:table-cell table:style-name="Tabela1.A1" office:value-type="string">
            <text:p text:style-name="P38"><text:span text:style-name="T5">Deve ser exibido uma caixa de texto para o usuário escrever a categoria que deseja cadastrar.</text:span></text:p>
            <text:p text:style-name="P39"/>
            <text:p text:style-name="P22"><text:span text:style-name="T5">Ao digitar uma 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2"/>
          </table:table-cell>
          <table:table-cell table:style-name="Tabela1.A1" office:value-type="string">
            <text:p text:style-name="P23"><text:span text:style-name="T13">Nome da categoria (obrigatório; até 128 caracteres; somente alfabeto);</text:span></text:p>
            <text:p text:style-name="P45"/>
            <text:p text:style-name="P23"><text:span text:style-name="T13">Status booleano;</text:span></text:p>
            <text:p text:style-name="P45"/>
            <text:p text:style-name="P24"><text:span text:style-name="T13">Data de criação.</text:span></text:p>
            <text:p text:style-name="P24"><text:span text:style-name="T22"><text:s text:c="2"/></text:span><text:span text:style-name="T5">Usuário não preencher campos obrigatórios</text:span></text:p>
            <text:p text:style-name="P38"><text:span text:style-name="T27">Ultrapassar o limite de <text:s/>caracteres</text:span></text:p>
            <text:p text:style-name="P39"/>
          </table:table-cell>
          <table:table-cell table:style-name="Tabela1.A1" office:value-type="string">
            <text:p text:style-name="P68"/>
            <text:p text:style-name="P38"><text:span text:style-name="T27">Uma categoria não pode ter o mesmo nome de outra categoria;</text:span></text:p>
            <text:p text:style-name="P39"/>
            <text:p text:style-name="P38"><text:span text:style-name="T27">A categoria cadastrada deve ser registrada com o status de ativo;</text:span></text:p>
            <text:p text:style-name="P39"/>
            <text:p text:style-name="P38"><text:span text:style-name="T27">A categoria cadastrada deve ser registrada com a data e hora de criação.</text:span></text:p>
            <text:p text:style-name="P39"/>
          </table:table-cell>
        </table:table-row>
      </table:table>
      <text:p text:style-name="P35"/>
      <text:p text:style-name="P11"><text:soft-page-break/><text:span text:style-name="T3"><text:s/>  </text:span><text:span text:style-name="T4">Funcionalidades</text:span><text:span text:style-name="T16"> </text:span><text:span text:style-name="T17">da Edição de Categorias</text:span></text:p>
      <text:p text:style-name="P20"><text:span text:style-name="T10"> 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><text:span text:style-name="T11">Funcionalidades</text:span></text:p>
          </table:table-cell>
          <table:table-cell table:style-name="Tabela2.A1" office:value-type="string">
            <text:p text:style-name="P21"><text:span text:style-name="T12">Comportamento Esperado</text:span></text:p>
          </table:table-cell>
          <table:table-cell table:style-name="Tabela2.A1" office:value-type="string">
            <text:p text:style-name="P21"><text:span text:style-name="T12">Verificações</text:span></text:p>
          </table:table-cell>
          <table:table-cell table:style-name="Tabela2.A1" office:value-type="string">
            <text:p text:style-name="P21"><text:span text:style-name="T12">Critérios de Aceite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12">Edição</text:span></text:p>
          </table:table-cell>
          <table:table-cell table:style-name="Tabela2.A1" office:value-type="string">
            <text:p text:style-name="P3"><text:span text:style-name="T5">Deve ser exibido uma caixa de texto para o usuário escrever a categoria que deseja editar.</text:span></text:p>
            <text:p text:style-name="P22"><text:span text:style-name="T5">Ao digitar uma categoria o usuário deve ser direcionado para a tela onde deve aparecer <text:s/>as opções de edição.</text:span></text:p>
            <text:p text:style-name="P22"><text:span text:style-name="T5">O usuário deve escolher o que vai editar e após feita a edição ele deve visualizar a categoria editada <text:s/>e as datas de criação e alteração</text:span></text:p>
          </table:table-cell>
          <table:table-cell table:style-name="Tabela2.A1" office:value-type="string">
            <text:p text:style-name="P47"/>
            <text:p text:style-name="P23"><text:span text:style-name="T24">Nome da categoria (obrigatório; até 128 caracteres; somente alfabeto);</text:span></text:p>
            <text:p text:style-name="P48"/>
            <text:p text:style-name="P23"><text:span text:style-name="T24">Status booleano;</text:span></text:p>
            <text:p text:style-name="P48"/>
            <text:p text:style-name="P24"><text:span text:style-name="T24">Data de criação.</text:span></text:p>
            <text:p text:style-name="P24"><text:span text:style-name="T24">Data da alteração.</text:span></text:p>
            <text:p text:style-name="P24"><text:span text:style-name="T22"><text:s text:c="2"/></text:span><text:span text:style-name="T5">Usuário não preencher campos obrigatórios</text:span></text:p>
            <text:p text:style-name="P38"><text:span text:style-name="T28">Ultrapassar o limite de <text:s/>caracteres</text:span></text:p>
            <text:p text:style-name="P41"/>
          </table:table-cell>
          <table:table-cell table:style-name="Tabela2.A1" office:value-type="string">
            <text:p text:style-name="P68"/>
            <text:p text:style-name="P38"><text:span text:style-name="T27">Toda categoria alterada deve ser registrada com a data e hora de modificação.</text:span></text:p>
            <text:p text:style-name="P39"/>
            <text:p text:style-name="P39"/>
          </table:table-cell>
        </table:table-row>
      </table:table>
      <text:p text:style-name="P35"/>
      <text:p text:style-name="P34"/>
      <text:p text:style-name="P11"><text:span text:style-name="T3"><text:s/>    </text:span><text:span text:style-name="T4">Funcionalidades</text:span><text:span text:style-name="T16"> </text:span><text:span text:style-name="T17">da Pesquisa de Categorias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1"><text:span text:style-name="T11">Funcionalidades</text:span></text:p>
          </table:table-cell>
          <table:table-cell table:style-name="Tabela3.A1" office:value-type="string">
            <text:p text:style-name="P21"><text:span text:style-name="T12">Comportamento Esperado</text:span></text:p>
          </table:table-cell>
          <table:table-cell table:style-name="Tabela3.A1" office:value-type="string">
            <text:p text:style-name="P21"><text:span text:style-name="T12">Verificações</text:span></text:p>
          </table:table-cell>
          <table:table-cell table:style-name="Tabela3.A1" office:value-type="string">
            <text:p text:style-name="P21"><text:span text:style-name="T12">Critérios de Aceite</text:span></text:p>
          </table:table-cell>
        </table:table-row>
        <table:table-row table:style-name="Tabela3.1">
          <table:table-cell table:style-name="Tabela3.A1" office:value-type="string">
            <text:p text:style-name="P21"><text:span text:style-name="T12">Pesquisa</text:span></text:p>
          </table:table-cell>
          <table:table-cell table:style-name="Tabela3.A1" office:value-type="string">
            <text:p text:style-name="P3"><text:span text:style-name="T5">Deve ser exibido uma caixa de texto para o usuário escrever a categoria que deseja </text:span><text:soft-page-break/><text:span text:style-name="T5">pesquisar.</text:span></text:p>
            <text:p text:style-name="P46"/>
            <text:p text:style-name="P22"><text:span text:style-name="T5">Ao digitar uma categoria o usuário deve ser direcionado para a tela onde deve aparecer:</text:span></text:p>
            <text:p text:style-name="P22"><text:span text:style-name="T5"><text:s text:c="2"/></text:span><text:span text:style-name="T30">Id de registro;</text:span></text:p>
            <text:p text:style-name="P22"><text:span text:style-name="T32">Nome da categoria/subcategoria;</text:span></text:p>
            <text:p text:style-name="P22"><text:span text:style-name="T32">Indicar se é categoria ou subcategoria;</text:span></text:p>
            <text:p text:style-name="P22"><text:span text:style-name="T32">Status;</text:span></text:p>
            <text:p text:style-name="P22"><text:span text:style-name="T32">Data de criação;</text:span></text:p>
            <text:p text:style-name="P22"><text:span text:style-name="T32">Data de modificação.</text:span></text:p>
            <text:p text:style-name="P42"/>
            <text:p text:style-name="P1"/>
            <text:p text:style-name="P1"/>
            <text:p text:style-name="P2"/>
          </table:table-cell>
          <table:table-cell table:style-name="Tabela3.A1" office:value-type="string">
            <text:p text:style-name="P47"/>
            <text:p text:style-name="P69"><text:span text:style-name="T31">Nome da categoria (até 128 caracteres; somente alfabeto; informar no mínimo 3 caracteres para a busca);</text:span></text:p>
            <text:p text:style-name="P43"/>
            <text:p text:style-name="P48"><text:soft-page-break/></text:p>
            <text:p text:style-name="P38"><text:span text:style-name="T28">Status (Todos, Ativos, Inativos);</text:span></text:p>
            <text:p text:style-name="P38"><text:span text:style-name="T28">Apenas Categorias.</text:span></text:p>
            <text:p text:style-name="P41"/>
            <text:p text:style-name="P38"><text:span text:style-name="T13"><text:s text:c="2"/></text:span><text:span text:style-name="T14">Usuário não preencher campos obrigatórios</text:span></text:p>
            <text:p text:style-name="P38"><text:span text:style-name="T28">Ultrapassar o limite de <text:s/>caracteres</text:span></text:p>
            <text:p text:style-name="P41"/>
          </table:table-cell>
          <table:table-cell table:style-name="Tabela3.A1" office:value-type="string">
            <text:p text:style-name="P68"/>
            <text:p text:style-name="P72"><text:span text:style-name="T31">É possível combinar os filtros existentes de qualquer forma;</text:span></text:p>
            <text:p text:style-name="P68"/>
            <text:p text:style-name="P72"><text:span text:style-name="T32">A ordenação deverá ser crescente por nome da categoria (possibilidade </text:span><text:soft-page-break/><text:span text:style-name="T32">de realizar uma ordenação decrescente).</text:span></text:p>
            <text:p text:style-name="P68"/>
          </table:table-cell>
        </table:table-row>
      </table:table>
      <text:p text:style-name="P35"/>
      <text:p text:style-name="P11"><text:span text:style-name="T3">    <text:s/></text:span><text:span text:style-name="T4">Funcionalidades</text:span><text:span text:style-name="T16"> </text:span><text:span text:style-name="T17">do Cadastro de Subcategorias</text:span></text:p>
      <text:p text:style-name="P20"><text:span text:style-name="T10"> 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1"><text:span text:style-name="T11">Funcionalidades</text:span></text:p>
          </table:table-cell>
          <table:table-cell table:style-name="Tabela4.A1" office:value-type="string">
            <text:p text:style-name="P21"><text:span text:style-name="T12">Comportamento Esperado</text:span></text:p>
          </table:table-cell>
          <table:table-cell table:style-name="Tabela4.A1" office:value-type="string">
            <text:p text:style-name="P21"><text:span text:style-name="T12">Verificações</text:span></text:p>
          </table:table-cell>
          <table:table-cell table:style-name="Tabela4.A1" office:value-type="string">
            <text:p text:style-name="P21"><text:span text:style-name="T12">Critérios de Aceite</text:span></text:p>
          </table:table-cell>
        </table:table-row>
        <table:table-row table:style-name="Tabela4.1">
          <table:table-cell table:style-name="Tabela4.A1" office:value-type="string">
            <text:p text:style-name="P21"><text:span text:style-name="T12">Cadastro</text:span></text:p>
          </table:table-cell>
          <table:table-cell table:style-name="Tabela4.A1" office:value-type="string">
            <text:p text:style-name="P5"/>
            <text:p text:style-name="P22"><text:span text:style-name="T5"><text:s/>Deve ser exibido uma caixa de texto para o usuário escrever a subcategoria que </text:span><text:soft-page-break/><text:span text:style-name="T5">deseja cadastrar.</text:span></text:p>
            <text:p text:style-name="P46"/>
            <text:p text:style-name="P22"><text:span text:style-name="T5">Ao digitar uma sub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2"/>
          </table:table-cell>
          <table:table-cell table:style-name="Tabela4.A1" office:value-type="string">
            <text:p text:style-name="P70"><text:span text:style-name="T31">Nome da subcategoria (obrigatório; até 128 caracteres; somente alfabeto);</text:span></text:p>
            <text:p text:style-name="P74"/>
            <text:p text:style-name="P70"><text:span text:style-name="T32">Status booleano;</text:span></text:p>
            <text:p text:style-name="P75"/>
            <text:p text:style-name="P70"><text:soft-page-break/><text:span text:style-name="T32">Data de criação;</text:span></text:p>
            <text:p text:style-name="P6"/>
          </table:table-cell>
          <table:table-cell table:style-name="Tabela4.A1" office:value-type="string">
            <text:p text:style-name="P68"/>
            <text:p text:style-name="P71"><text:span text:style-name="T31">Uma categoria pode ter uma ou mais subcategorias;</text:span></text:p>
            <text:list text:style-name="WWNum1">
              <text:list-item>
                <text:p text:style-name="P134"><text:span text:style-name="T32">Ex.: Informática (Monitores, Notebooks, </text:span><text:soft-page-break/><text:span text:style-name="T32">Assistentes pessoais etc.);</text:span></text:p>
              </text:list-item>
            </text:list>
            <text:list text:style-name="WWNum2">
              <text:list-item>
                <text:p text:style-name="P135"><text:span text:style-name="T32">Uma subcategoria não pode ter o mesmo nome de outra subcategoria;</text:span></text:p>
              </text:list-item>
            </text:list>
            <text:list text:style-name="WWNum3">
              <text:list-item>
                <text:p text:style-name="P136"><text:span text:style-name="T32">Uma subcategoria não pode ter o mesmo nome de uma categoria;</text:span></text:p>
              </text:list-item>
            </text:list>
            <text:list text:style-name="WWNum4">
              <text:list-item>
                <text:p text:style-name="P137"><text:span text:style-name="T32">Toda subcategoria cadastrada deve ser registrada com o</text:span><text:span text:style-name="T33"> </text:span><text:span text:style-name="T32">status de ativo;</text:span></text:p>
              </text:list-item>
            </text:list>
            <text:list text:style-name="WWNum5">
              <text:list-item>
                <text:p text:style-name="P138"><text:span text:style-name="T32">Toda subcategoria cadastrada deve ser registrada com a data e hora de criação;</text:span></text:p>
              </text:list-item>
            </text:list>
            <text:list text:style-name="WWNum6">
              <text:list-item>
                <text:p text:style-name="P139"><text:span text:style-name="T32">Não é possível cadastrar uma subcategoria em categoria inativa.</text:span><text:span text:style-name="T28"><text:line-break/></text:span></text:p>
              </text:list-item>
            </text:list>
          </table:table-cell>
        </table:table-row>
      </table:table>
      <text:p text:style-name="P35"/>
      <text:p text:style-name="P11"><text:span text:style-name="T3"><text:s/>  </text:span><text:span text:style-name="T4">Funcionalidades</text:span><text:span text:style-name="T16"> </text:span><text:span text:style-name="T17">da Edição de Subcategorias</text:span></text:p>
      <text:p text:style-name="P20"><text:span text:style-name="T10"> 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1"><text:span text:style-name="T11">Funcionalidades</text:span></text:p>
          </table:table-cell>
          <table:table-cell table:style-name="Tabela5.A1" office:value-type="string">
            <text:p text:style-name="P21"><text:span text:style-name="T12">Comportamento Esperado</text:span></text:p>
          </table:table-cell>
          <table:table-cell table:style-name="Tabela5.A1" office:value-type="string">
            <text:p text:style-name="P21"><text:span text:style-name="T12">Verificações</text:span></text:p>
          </table:table-cell>
          <table:table-cell table:style-name="Tabela5.A1" office:value-type="string">
            <text:p text:style-name="P21"><text:span text:style-name="T12">Critérios de Aceite</text:span></text:p>
          </table:table-cell>
        </table:table-row>
        <table:table-row table:style-name="Tabela5.1">
          <table:table-cell table:style-name="Tabela5.A1" office:value-type="string">
            <text:p text:style-name="P21"><text:span text:style-name="T12">Edição</text:span></text:p>
          </table:table-cell>
          <table:table-cell table:style-name="Tabela5.A1" office:value-type="string">
            <text:p text:style-name="P38"><text:span text:style-name="T28">Deve ser exibido uma caixa de texto para o usuário escrever a subcategoria que deseja </text:span><text:soft-page-break/><text:span text:style-name="T28">editar.</text:span></text:p>
            <text:p text:style-name="P22"><text:span text:style-name="T5">Ao digitar uma subcategoria o usuário deve ser direcionado para a tela onde deve aparecer <text:s/>as opções de edição.</text:span></text:p>
            <text:p text:style-name="P22"><text:span text:style-name="T5">O usuário deve escolher o que vai editar e após feita a edição ele deve visualizar a subcategoria editada <text:s/>e as datas de criação e alteração</text:span></text:p>
          </table:table-cell>
          <table:table-cell table:style-name="Tabela5.A1" office:value-type="string">
            <text:p text:style-name="P38"><text:span text:style-name="T27">Nome da subcategoria (obrigatório; até </text:span><text:soft-page-break/><text:span text:style-name="T27">128 caracteres; somente alfabeto);</text:span></text:p>
            <text:p text:style-name="P38"><text:span text:style-name="T27">Status booleano;</text:span></text:p>
            <text:p text:style-name="P38"><text:span text:style-name="T27">Data de criação;</text:span></text:p>
            <text:p text:style-name="P38"><text:span text:style-name="T27">Data da alteração.</text:span></text:p>
            <text:p text:style-name="P39"/>
          </table:table-cell>
          <table:table-cell table:style-name="Tabela5.A1" office:value-type="string">
            <text:p text:style-name="P38"><text:span text:style-name="T28">Uma categoria pode ter um ou mais subcategorias;</text:span></text:p>
            <text:p text:style-name="P38"><text:span text:style-name="T28">Ex.: Informática </text:span><text:soft-page-break/><text:span text:style-name="T28">(Monitores, Notebooks, Assistentes pessoais, …)</text:span></text:p>
            <text:p text:style-name="P38"><text:span text:style-name="T28">Quando uma categoria for alterada para inativa,  as suas subcategorias também deverão ser inativas;</text:span></text:p>
            <text:p text:style-name="P38"><text:span text:style-name="T28">Toda subcategoria alterada deve ser registrada com a data e hora de modificação;</text:span></text:p>
            <text:p text:style-name="P38"><text:span text:style-name="T32">Utilizar mapper, DTO e validação por annotation.</text:span><text:span text:style-name="T28"><text:line-break/></text:span></text:p>
          </table:table-cell>
        </table:table-row>
      </table:table>
      <text:p text:style-name="P35"/>
      <text:p text:style-name="P34"/>
      <text:p text:style-name="P11"><text:span text:style-name="T3"><text:s/>    </text:span><text:span text:style-name="T4">Funcionalidades</text:span><text:span text:style-name="T16"> </text:span><text:span text:style-name="T17">da Pesquisa de Subcategoria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1"><text:span text:style-name="T11">Funcionalidades</text:span></text:p>
          </table:table-cell>
          <table:table-cell table:style-name="Tabela6.A1" office:value-type="string">
            <text:p text:style-name="P21"><text:span text:style-name="T12">Comportamento Esperado</text:span></text:p>
          </table:table-cell>
          <table:table-cell table:style-name="Tabela6.A1" office:value-type="string">
            <text:p text:style-name="P21"><text:span text:style-name="T12">Verificações</text:span></text:p>
          </table:table-cell>
          <table:table-cell table:style-name="Tabela6.A1" office:value-type="string">
            <text:p text:style-name="P21"><text:span text:style-name="T12">Critérios de Aceite</text:span></text:p>
          </table:table-cell>
        </table:table-row>
        <table:table-row table:style-name="Tabela6.1">
          <table:table-cell table:style-name="Tabela6.A1" office:value-type="string">
            <text:p text:style-name="P21"><text:span text:style-name="T12">Pesquisa</text:span></text:p>
          </table:table-cell>
          <table:table-cell table:style-name="Tabela6.A1" office:value-type="string">
            <text:p text:style-name="P4"><text:span text:style-name="T5">Deve ser exibido uma caixa de texto para o usuário escrever a subcategoria que deseja pesquisar.</text:span></text:p>
            <text:p text:style-name="P46"/>
            <text:p text:style-name="P22"><text:span text:style-name="T5">Ao digitar uma subcategoria o usuário deve ser direcionado para a tela onde deve aparecer:</text:span></text:p>
            <text:p text:style-name="P22"><text:span text:style-name="T5"><text:s/></text:span><text:span text:style-name="T30">Id de registro;</text:span></text:p>
            <text:p text:style-name="P22"><text:span text:style-name="T32">Nome da subcategoria;</text:span></text:p>
            <text:p text:style-name="P22"><text:span text:style-name="T32">Indicar se é categoria </text:span><text:soft-page-break/><text:span text:style-name="T32">ou subcategoria;</text:span></text:p>
            <text:p text:style-name="P22"><text:span text:style-name="T32">Status;</text:span></text:p>
            <text:p text:style-name="P22"><text:span text:style-name="T32">Data de criação;</text:span></text:p>
            <text:p text:style-name="P22"><text:span text:style-name="T32">Data de modificação.</text:span></text:p>
            <text:p text:style-name="P42"/>
            <text:p text:style-name="P1"/>
            <text:p text:style-name="P1"/>
            <text:p text:style-name="P7"/>
            <text:p text:style-name="P42"/>
            <text:p text:style-name="P1"/>
            <text:p text:style-name="P1"/>
            <text:p text:style-name="P2"/>
          </table:table-cell>
          <table:table-cell table:style-name="Tabela6.A1" office:value-type="string">
            <text:p text:style-name="P47"/>
            <text:p text:style-name="P38"><text:span text:style-name="T27">Nome da subcategoria (até 128 caracteres; somente alfabeto; informa no mínimo 3 caracteres para a busca);</text:span></text:p>
            <text:p text:style-name="P38"><text:span text:style-name="T27">Status (Todos, Ativos, Inativos);</text:span></text:p>
            <text:p text:style-name="P38"><text:span text:style-name="T27">Apenas subcategorias.</text:span></text:p>
            <text:p text:style-name="P39"/>
          </table:table-cell>
          <table:table-cell table:style-name="Tabela6.A1" office:value-type="string">
            <text:p text:style-name="P68"/>
            <text:p text:style-name="P38"><text:span text:style-name="T27">Exibir paginação configurável (opção de determinar quantos registros exibir por página);</text:span></text:p>
            <text:p text:style-name="P38"><text:span text:style-name="T27">É possível combinar os filtros existentes de qualquer forma;</text:span></text:p>
            <text:p text:style-name="P38"><text:span text:style-name="T32">A ordenação deverá ser crescente por nome da subcategoria (possibilidade de realizar uma ordenação decrescente).</text:span><text:span text:style-name="T28"><text:line-break/></text:span></text:p>
          </table:table-cell>
        </table:table-row>
      </table:table>
      <text:p text:style-name="P35"/>
      <text:p text:style-name="P14"><text:span text:style-name="T4">Funcionalidades</text:span><text:span text:style-name="T16"> </text:span><text:span text:style-name="T17">do Cadastro de <text:s/></text:span><text:span text:style-name="T18">Produtos</text:span></text:p>
      <text:p text:style-name="P29"><text:span text:style-name="T10"> 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25"><text:span text:style-name="T11">Funcionalidades</text:span></text:p>
          </table:table-cell>
          <table:table-cell table:style-name="Tabela9.A1" office:value-type="string">
            <text:p text:style-name="P25"><text:span text:style-name="T12">Comportamento Esperado</text:span></text:p>
          </table:table-cell>
          <table:table-cell table:style-name="Tabela9.A1" office:value-type="string">
            <text:p text:style-name="P25"><text:span text:style-name="T12">Verificações</text:span></text:p>
          </table:table-cell>
          <table:table-cell table:style-name="Tabela9.A1" office:value-type="string">
            <text:p text:style-name="P25"><text:span text:style-name="T12">Critérios de Aceite</text:span></text:p>
          </table:table-cell>
        </table:table-row>
        <table:table-row table:style-name="Tabela9.1">
          <table:table-cell table:style-name="Tabela9.A1" office:value-type="string">
            <text:p text:style-name="P25"><text:span text:style-name="T12">Cadastro</text:span></text:p>
          </table:table-cell>
          <table:table-cell table:style-name="Tabela9.A1" office:value-type="string">
            <text:p text:style-name="P56"><text:span text:style-name="T5">Ao inserir e salvar um <text:s/>produto então devo ter um novo produto cadastrado.</text:span></text:p>
          </table:table-cell>
          <table:table-cell table:style-name="Tabela9.A1" office:value-type="string">
            <text:p text:style-name="P125"><text:span text:style-name="T45"/></text:p>
            <text:list xml:id="list2066227159" text:style-name="L1">
              <text:list-item>
                <text:p text:style-name="P101"><text:s/><text:span text:style-name="T45">Nome do produto (obrigatório - 128 caracteres – alfanumérico).</text:span></text:p>
                <text:p text:style-name="P101"><text:span text:style-name="T45"/></text:p>
              </text:list-item>
              <text:list-item>
                <text:p text:style-name="P99">Descrição do produto (obrigatório - 512 caracteres - alfanumérico)</text:p>
              </text:list-item>
              <text:list-item>
                <text:p text:style-name="P99">Peso (obrigatório - decimal 0,00)</text:p>
              </text:list-item>
              <text:list-item>
                <text:p text:style-name="P99">Altura <text:soft-page-break/>(obrigatório - decimal 0,00)</text:p>
              </text:list-item>
              <text:list-item>
                <text:p text:style-name="P99">Largura (obrigatório - decimal 0,00)</text:p>
              </text:list-item>
              <text:list-item>
                <text:p text:style-name="P99">Comprimento (obrigatório - decimal 0,00)</text:p>
              </text:list-item>
              <text:list-item>
                <text:p text:style-name="P99">Valor (obrigatório - decimal 0,00)</text:p>
              </text:list-item>
              <text:list-item>
                <text:p text:style-name="P99">Quantidade em estoque (obrigatório - inteiro)</text:p>
              </text:list-item>
              <text:list-item>
                <text:p text:style-name="P99">Centro de distribuição (obrigatório)</text:p>
              </text:list-item>
              <text:list-item>
                <text:p text:style-name="P100">Categoria/subcategoria (obrigatório)</text:p>
              </text:list-item>
            </text:list>
            <text:p text:style-name="P58"><text:span text:style-name="T26"/></text:p>
          </table:table-cell>
          <table:table-cell table:style-name="Tabela9.A1" office:value-type="string">
            <text:p text:style-name="P126"/>
            <text:list xml:id="list727334062" text:style-name="L2">
              <text:list-item>
                <text:p text:style-name="P130">Todo produto cadastrado deve ser registrado com o status de ativo.</text:p>
              </text:list-item>
              <text:list-item>
                <text:p text:style-name="P102">Todo produto cadastrado deve ser registrado com a data e hora de criação.</text:p>
              </text:list-item>
            </text:list>
            <text:list text:style-name="L3">
              <text:list-item>
                <text:p text:style-name="P103">Não é possível cadastrar o produto em uma categoria e subcategoria inativa.</text:p>
              </text:list-item>
            </text:list>
            <text:list text:style-name="L4">
              <text:list-item>
                <text:p text:style-name="P104">Uma vez <text:soft-page-break/>associado um produto a uma subcategoria ativa, não é possível inativar essa subcategoria.</text:p>
              </text:list-item>
            </text:list>
            <text:list text:style-name="L5">
              <text:list-item>
                <text:p text:style-name="P143"><text:span text:style-name="T35">Criar uma camada de serviço para alocar as regras de negócio.</text:span><text:line-break/></text:p>
              </text:list-item>
            </text:list>
          </table:table-cell>
        </table:table-row>
      </table:table>
      <text:p text:style-name="P15"><text:span text:style-name="T3"><text:s/></text:span><text:span text:style-name="T4">Funcionalidades</text:span><text:span text:style-name="T16"> </text:span><text:span text:style-name="T17">da Edição de </text:span><text:span text:style-name="T19">Produtos</text:span></text:p>
      <text:p text:style-name="P30"><text:span text:style-name="T10"> 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26"><text:span text:style-name="T11">Funcionalidades</text:span></text:p>
          </table:table-cell>
          <table:table-cell table:style-name="Tabela10.A1" office:value-type="string">
            <text:p text:style-name="P26"><text:span text:style-name="T12">Comportamento Esperado</text:span></text:p>
          </table:table-cell>
          <table:table-cell table:style-name="Tabela10.A1" office:value-type="string">
            <text:p text:style-name="P26"><text:span text:style-name="T12">Verificações</text:span></text:p>
          </table:table-cell>
          <table:table-cell table:style-name="Tabela10.A1" office:value-type="string">
            <text:p text:style-name="P26"><text:span text:style-name="T12">Critérios de Aceite</text:span></text:p>
          </table:table-cell>
        </table:table-row>
        <table:table-row table:style-name="Tabela10.1">
          <table:table-cell table:style-name="Tabela10.A1" office:value-type="string">
            <text:p text:style-name="P26"><text:span text:style-name="T12">Edição</text:span></text:p>
          </table:table-cell>
          <table:table-cell table:style-name="Tabela10.A1" office:value-type="string">
            <text:p text:style-name="P8"><text:span text:style-name="T5">Ao fazer uma edição de um produto e salvar esta edição, então devo visualizar <text:s text:c="2"/></text:span><text:span text:style-name="T9">os dados editados</text:span><text:span text:style-name="T5"> corretamente.</text:span></text:p>
            <text:p text:style-name="P9"><text:span text:style-name="T5"/></text:p>
          </table:table-cell>
          <table:table-cell table:style-name="Tabela10.A1" office:value-type="string">
            <text:p text:style-name="P49"/>
            <text:p text:style-name="P127"><text:span text:style-name="T45"/></text:p>
            <text:list xml:id="list3323458960" text:style-name="L6">
              <text:list-item>
                <text:p text:style-name="P107"><text:s/><text:span text:style-name="T45">Nome do produto (128 caracteres – alfanumérico).</text:span></text:p>
                <text:p text:style-name="P107"><text:span text:style-name="T45"/></text:p>
              </text:list-item>
              <text:list-item>
                <text:p text:style-name="P105">Descrição do produto (512 caracteres - alfanumérico)</text:p>
              </text:list-item>
              <text:list-item>
                <text:p text:style-name="P105">Peso (decimal 0,00)</text:p>
              </text:list-item>
              <text:list-item>
                <text:p text:style-name="P105">Altura (decimal 0,00)</text:p>
              </text:list-item>
              <text:list-item>
                <text:p text:style-name="P105"><text:soft-page-break/>Largura (decimal 0,00)</text:p>
              </text:list-item>
              <text:list-item>
                <text:p text:style-name="P105">Comprimento (decimal 0,00)</text:p>
              </text:list-item>
              <text:list-item>
                <text:p text:style-name="P105">Valor (decimal 0,00)</text:p>
              </text:list-item>
              <text:list-item>
                <text:p text:style-name="P105">Quantidade em estoque (inteiro)</text:p>
              </text:list-item>
              <text:list-item>
                <text:p text:style-name="P105">Centro de distribuição</text:p>
              </text:list-item>
              <text:list-item>
                <text:p text:style-name="P105">Categoria/subcategoria</text:p>
              </text:list-item>
              <text:list-item>
                <text:p text:style-name="P106">Status</text:p>
              </text:list-item>
            </text:list>
            <text:p text:style-name="P59"><text:span text:style-name="T26"/></text:p>
            <text:p text:style-name="P62"/>
          </table:table-cell>
          <table:table-cell table:style-name="Tabela10.A1" office:value-type="string">
            <text:p text:style-name="P73"><text:span text:style-name="T27"/></text:p>
            <text:p text:style-name="P40"/>
            <text:p text:style-name="P132"/>
            <text:list xml:id="list231688411" text:style-name="L7">
              <text:list-item>
                <text:p text:style-name="P109"><text:s/>Um produto pode ser alterado para ativo ou inativo.</text:p>
              </text:list-item>
              <text:list-item>
                <text:p text:style-name="P108">Todo produto alterado deve ser registrado com a data e hora de modificação.</text:p>
              </text:list-item>
            </text:list>
            <text:list text:style-name="L8">
              <text:list-item>
                <text:p text:style-name="P144"><text:span text:style-name="T35">Criar uma camada de </text:span><text:soft-page-break/><text:span text:style-name="T35">serviço para alocar as regras de negócio.</text:span><text:line-break/></text:p>
              </text:list-item>
            </text:list>
          </table:table-cell>
        </table:table-row>
      </table:table>
      <text:p text:style-name="P15"><text:span text:style-name="T4">Funcionalidades</text:span><text:span text:style-name="T16"> </text:span><text:span text:style-name="T17">do </text:span><text:span text:style-name="T19">Pesquisa</text:span><text:span text:style-name="T17"> de <text:s/></text:span><text:span text:style-name="T18">Produtos</text:span></text:p>
      <text:p text:style-name="P30"><text:span text:style-name="T10"> 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26"><text:span text:style-name="T11">Funcionalidades</text:span></text:p>
          </table:table-cell>
          <table:table-cell table:style-name="Tabela11.A1" office:value-type="string">
            <text:p text:style-name="P26"><text:span text:style-name="T12">Comportamento Esperado</text:span></text:p>
          </table:table-cell>
          <table:table-cell table:style-name="Tabela11.A1" office:value-type="string">
            <text:p text:style-name="P26"><text:span text:style-name="T12">Verificações</text:span></text:p>
          </table:table-cell>
          <table:table-cell table:style-name="Tabela11.A1" office:value-type="string">
            <text:p text:style-name="P26"><text:span text:style-name="T12">Critérios de Aceite</text:span></text:p>
          </table:table-cell>
        </table:table-row>
        <table:table-row table:style-name="Tabela11.1">
          <table:table-cell table:style-name="Tabela11.A1" office:value-type="string">
            <text:p text:style-name="P67"><text:span text:style-name="T12">Pesquisa</text:span></text:p>
          </table:table-cell>
          <table:table-cell table:style-name="Tabela11.A1" office:value-type="string">
            <text:p text:style-name="P133"/>
            <text:list xml:id="list2626265975" text:style-name="L9">
              <text:list-item>
                <text:p text:style-name="P112"><text:s/>Id de registro</text:p>
              </text:list-item>
              <text:list-item>
                <text:p text:style-name="P110">Nome do produto</text:p>
              </text:list-item>
              <text:list-item>
                <text:p text:style-name="P110">Valor</text:p>
              </text:list-item>
              <text:list-item>
                <text:p text:style-name="P110">Quantidade em estoque</text:p>
              </text:list-item>
              <text:list-item>
                <text:p text:style-name="P110">Centro de distribuição</text:p>
              </text:list-item>
              <text:list-item>
                <text:p text:style-name="P110">Categoria/subcategoria</text:p>
              </text:list-item>
              <text:list-item>
                <text:p text:style-name="P110">Status</text:p>
              </text:list-item>
              <text:list-item>
                <text:p text:style-name="P110">Data de criação</text:p>
              </text:list-item>
              <text:list-item>
                <text:p text:style-name="P111">Data de modificação</text:p>
              </text:list-item>
            </text:list>
            <text:p text:style-name="P63"/>
          </table:table-cell>
          <table:table-cell table:style-name="Tabela11.A1" office:value-type="string">
            <text:p text:style-name="P129"><text:span text:style-name="T45"/></text:p>
            <text:list xml:id="list529383488" text:style-name="L10">
              <text:list-item>
                <text:p text:style-name="P114"><text:s/><text:span text:style-name="T45">Nome da do produto (128 caracteres - alfanumérico - mínimo 3 caracteres)</text:span></text:p>
              </text:list-item>
              <text:list-item>
                <text:p text:style-name="P113">Peso (decimal 0,00)</text:p>
              </text:list-item>
              <text:list-item>
                <text:p text:style-name="P113">Altura (decimal 0,00)</text:p>
              </text:list-item>
              <text:list-item>
                <text:p text:style-name="P113">Largura (decimal 0,00)</text:p>
              </text:list-item>
              <text:list-item>
                <text:p text:style-name="P113">Comprimento (decimal 0,00)</text:p>
              </text:list-item>
              <text:list-item>
                <text:p text:style-name="P113">Valor (decimal 0,00)</text:p>
              </text:list-item>
              <text:list-item>
                <text:p text:style-name="P113">Quantidade em estoque <text:soft-page-break/>(inteiro)</text:p>
              </text:list-item>
              <text:list-item>
                <text:p text:style-name="P113">Centro de distribuição (um ou mais)</text:p>
              </text:list-item>
              <text:list-item>
                <text:p text:style-name="P113">Categoria/subcategoria (uma ou mais)</text:p>
              </text:list-item>
              <text:list-item>
                <text:p text:style-name="P76"><text:span text:style-name="T47">Status (Todos,</text:span> <text:span text:style-name="T47">Ativos, Inativos)</text:span></text:p>
              </text:list-item>
            </text:list>
            <text:p text:style-name="P60"><text:span text:style-name="T26"/></text:p>
          </table:table-cell>
          <table:table-cell table:style-name="Tabela11.A1" office:value-type="string">
            <text:p text:style-name="P128"/>
            <text:list xml:id="list2844357476" text:style-name="L11">
              <text:list-item>
                <text:p text:style-name="P116"><text:s/>Exibir paginação configurável (opção de determinar quantos registros exibir por página)</text:p>
              </text:list-item>
              <text:list-item>
                <text:p text:style-name="P115">A ordenação deverá ser crescente por nome do produto, Categoria/subcategoria ou Centro de distribuição (possibilidade de realizar uma ordenação <text:soft-page-break/>decrescente)</text:p>
              </text:list-item>
            </text:list>
            <text:list text:style-name="L12">
              <text:list-item>
                <text:p text:style-name="P117">Criar uma camada de serviço para alocar as regras de negócio.</text:p>
              </text:list-item>
            </text:list>
            <text:list text:style-name="L13">
              <text:list-item>
                <text:p text:style-name="P147"><text:span text:style-name="T40">Utilizar SQL Queries para realizar as consultas no banco de dados, utilizando queries nativas.</text:span><text:line-break/></text:p>
              </text:list-item>
            </text:list>
          </table:table-cell>
        </table:table-row>
      </table:table>
      <text:p text:style-name="P16"><text:span text:style-name="T4">Funcionalidades</text:span><text:span text:style-name="T16"> </text:span><text:span text:style-name="T17">do Cadastro de <text:s/></text:span><text:span text:style-name="T18"><text:s/></text:span><text:span text:style-name="T20">Centros de Distribuição</text:span></text:p>
      <text:p text:style-name="P31"><text:span text:style-name="T10"> 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7"><text:span text:style-name="T11">Funcionalidades</text:span></text:p>
          </table:table-cell>
          <table:table-cell table:style-name="Tabela12.A1" office:value-type="string">
            <text:p text:style-name="P27"><text:span text:style-name="T12">Comportamento Esperado</text:span></text:p>
          </table:table-cell>
          <table:table-cell table:style-name="Tabela12.A1" office:value-type="string">
            <text:p text:style-name="P27"><text:span text:style-name="T12">Verificações</text:span></text:p>
          </table:table-cell>
          <table:table-cell table:style-name="Tabela12.A1" office:value-type="string">
            <text:p text:style-name="P27"><text:span text:style-name="T12">Critérios de Aceite</text:span></text:p>
          </table:table-cell>
        </table:table-row>
        <table:table-row table:style-name="Tabela12.1">
          <table:table-cell table:style-name="Tabela12.A1" office:value-type="string">
            <text:p text:style-name="P27"><text:span text:style-name="T12">Cadastro</text:span></text:p>
          </table:table-cell>
          <table:table-cell table:style-name="Tabela12.A1" office:value-type="string">
            <text:p text:style-name="P53"><text:span text:style-name="T5">Ao inserir os dados corretamente e executar, Deve ser cadastrado um novo <text:s/>Centro de Distribuição.</text:span></text:p>
          </table:table-cell>
          <table:table-cell table:style-name="Tabela12.A1" office:value-type="string">
            <text:p text:style-name="P77"><text:span text:style-name="T44"/></text:p>
            <text:list xml:id="list314952111" text:style-name="L14">
              <text:list-item>
                <text:p text:style-name="P120"><text:s/><text:span text:style-name="T45">Nome do CD (obrigatório - até 128 caracteres - apenas alfanumérico);</text:span></text:p>
                <text:p text:style-name="P120"><text:span text:style-name="T45"/></text:p>
              </text:list-item>
              <text:list-item>
                <text:p text:style-name="P118">Logradouro (obrigatório - até 128 caracteres - apenas alfanumérico);</text:p>
              </text:list-item>
            </text:list>
            <text:p text:style-name="P121"/>
            <text:list xml:id="list144925103737804" text:continue-numbering="true" text:style-name="L14">
              <text:list-item>
                <text:p text:style-name="P118">Número (obrigatório – inteiro);</text:p>
              </text:list-item>
            </text:list>
            <text:p text:style-name="P121"/>
            <text:list xml:id="list144925094082166" text:continue-numbering="true" text:style-name="L14">
              <text:list-item>
                <text:p text:style-name="P118">Complemento (obrigatório - até 128 <text:soft-page-break/>caracteres - apenas alfanumérico);</text:p>
              </text:list-item>
            </text:list>
            <text:p text:style-name="P121"/>
            <text:list xml:id="list144924727088508" text:continue-numbering="true" text:style-name="L14">
              <text:list-item>
                <text:p text:style-name="P118">Bairro (obrigatório - até 128 caracteres - apenas alfanumérico);</text:p>
              </text:list-item>
            </text:list>
            <text:p text:style-name="P121"/>
            <text:list xml:id="list144924688813277" text:continue-numbering="true" text:style-name="L14">
              <text:list-item>
                <text:p text:style-name="P118">Localidade (cidade) (obrigatório - até 128 caracteres - apenas alfanumérico);</text:p>
              </text:list-item>
            </text:list>
            <text:p text:style-name="P121"/>
            <text:list xml:id="list144925166826065" text:continue-numbering="true" text:style-name="L14">
              <text:list-item>
                <text:p text:style-name="P118">UF (lista com opções);</text:p>
                <text:p text:style-name="P118"/>
              </text:list-item>
              <text:list-item>
                <text:p text:style-name="P118">CEP ;</text:p>
                <text:p text:style-name="P118"/>
              </text:list-item>
              <text:list-item>
                <text:p text:style-name="P119">Status.</text:p>
              </text:list-item>
            </text:list>
            <text:p text:style-name="P61"><text:span text:style-name="T26"/></text:p>
          </table:table-cell>
          <table:table-cell table:style-name="Tabela12.A1" office:value-type="string">
            <text:p text:style-name="P122"/>
            <text:list xml:id="list2853339275" text:style-name="L15">
              <text:list-item>
                <text:p text:style-name="P131">O nome do CD deve ser único;</text:p>
              </text:list-item>
              <text:list-item>
                <text:p text:style-name="P78">O endereço de CD deve ser único;</text:p>
              </text:list-item>
            </text:list>
            <text:list xml:id="list3225096019" text:style-name="L16">
              <text:list-item>
                <text:p text:style-name="P145"><text:span text:style-name="T37">Ao informar o CEP, o serviço deve retornar os dados referente ao endereço</text:span></text:p>
              </text:list-item>
              <text:list-item>
                <text:p text:style-name="P141"><text:span text:style-name="T35"><text:s/>(utilizar </text:span><text:a xlink:type="simple" xlink:href="https://viacep.com.br/" office:target-frame-name="_blank" xlink:show="new" text:style-name="Internet_20_link" text:visited-style-name="Visited_20_Internet_20_Link"><text:span text:style-name="T36">https://viacep.com.br/</text:span></text:a><text:span text:style-name="T35">);</text:span></text:p>
              </text:list-item>
            </text:list>
            <text:list text:style-name="L17">
              <text:list-item>
                <text:p text:style-name="P79">A UF deve pertencer a lista de estados brasileiros;</text:p>
              </text:list-item>
            </text:list>
            <text:list text:style-name="L18">
              <text:list-item>
                <text:p text:style-name="P80">Todo CD cadastrado deve ser registrado com a data e hora de criação;</text:p>
              </text:list-item>
            </text:list>
            <text:list text:style-name="L19">
              <text:list-item>
                <text:p text:style-name="P81">Por padrão, todo <text:soft-page-break/>CD deve ser criado com status de Ativo;</text:p>
              </text:list-item>
            </text:list>
            <text:list text:style-name="L20">
              <text:list-item>
                <text:p text:style-name="P82">Criar camada de serviço para desenvolver as regras de negócio;</text:p>
              </text:list-item>
            </text:list>
            <text:list text:style-name="L21">
              <text:list-item>
                <text:p text:style-name="P142"><text:span text:style-name="T35">Criar camada DAO/Repository.</text:span><text:line-break/></text:p>
              </text:list-item>
            </text:list>
          </table:table-cell>
        </table:table-row>
      </table:table>
      <text:p text:style-name="P17"><text:span text:style-name="T4">Funcionalidades</text:span><text:span text:style-name="T16"> </text:span><text:span text:style-name="T17">d</text:span><text:span text:style-name="T21">a Edição do Centro de Distribuição. <text:s/></text:span></text:p>
      <text:p text:style-name="P32"><text:span text:style-name="T10"> 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28"><text:span text:style-name="T11"/></text:p>
          </table:table-cell>
          <table:table-cell table:style-name="Tabela13.A1" office:value-type="string">
            <text:p text:style-name="P28"><text:span text:style-name="T12">Comportamento Esperado</text:span></text:p>
          </table:table-cell>
          <table:table-cell table:style-name="Tabela13.A1" office:value-type="string">
            <text:p text:style-name="P28"><text:span text:style-name="T12">Verificações</text:span></text:p>
          </table:table-cell>
          <table:table-cell table:style-name="Tabela13.A1" office:value-type="string">
            <text:p text:style-name="P28"><text:span text:style-name="T12">Critérios de Aceite</text:span></text:p>
          </table:table-cell>
        </table:table-row>
        <table:table-row table:style-name="Tabela13.1">
          <table:table-cell table:style-name="Tabela13.A1" office:value-type="string">
            <text:p text:style-name="P65"><text:span text:style-name="T12">Editar</text:span></text:p>
          </table:table-cell>
          <table:table-cell table:style-name="Tabela13.A1" office:value-type="string">
            <text:p text:style-name="P54"><text:span text:style-name="T5">Ao Editar e Salvar um novo nove deve aparecer o nome deve aparecer corretamente o novo nome editado.</text:span></text:p>
          </table:table-cell>
          <table:table-cell table:style-name="Tabela13.A1" office:value-type="string">
            <text:p text:style-name="P64"><text:span text:style-name="T45"/></text:p>
            <text:list xml:id="list3672777429" text:style-name="L22">
              <text:list-item>
                <text:p text:style-name="P85"><text:s/><text:span text:style-name="T45">Nome do CD (até 128 caracteres - apenas alfanumérico);</text:span></text:p>
              </text:list-item>
              <text:list-item>
                <text:p text:style-name="P83">Logradouro (até 256 caracteres - apenas alfanumérico);</text:p>
              </text:list-item>
              <text:list-item>
                <text:p text:style-name="P83"><text:soft-page-break/>Número (inteiro);</text:p>
              </text:list-item>
              <text:list-item>
                <text:p text:style-name="P83">Complemento (até 128 caracteres - apenas alfanumérico);</text:p>
              </text:list-item>
              <text:list-item>
                <text:p text:style-name="P83">Bairro (até 128 caracteres - apenas alfanumérico);</text:p>
              </text:list-item>
              <text:list-item>
                <text:p text:style-name="P83">Localidade (cidade) (até 128 caracteres - apenas alfanumérico);</text:p>
              </text:list-item>
              <text:list-item>
                <text:p text:style-name="P83">UF (lista com opções);</text:p>
              </text:list-item>
              <text:list-item>
                <text:p text:style-name="P83">CEP;</text:p>
              </text:list-item>
              <text:list-item>
                <text:p text:style-name="P84">Status (Ativo/Inativo).</text:p>
              </text:list-item>
            </text:list>
            <text:p text:style-name="P44"><text:span text:style-name="T13"/></text:p>
          </table:table-cell>
          <table:table-cell table:style-name="Tabela13.A1" office:value-type="string">
            <text:p text:style-name="P124">O nome do CD deve ser único;</text:p>
            <text:list text:style-name="L23">
              <text:list-item>
                <text:p text:style-name="P86">O endereço de CD deve ser único;</text:p>
              </text:list-item>
            </text:list>
            <text:list text:style-name="L24">
              <text:list-item>
                <text:p text:style-name="P87">Ao informar o CEP, o serviço deve retornar os dados referente ao endereço;</text:p>
              </text:list-item>
            </text:list>
            <text:list text:style-name="L25">
              <text:list-item>
                <text:p text:style-name="P88">A UF deve <text:soft-page-break/>pertencer a lista de estados brasileiros;</text:p>
              </text:list-item>
            </text:list>
            <text:list text:style-name="L26">
              <text:list-item>
                <text:p text:style-name="P89">Todo CD alterado deve ser registrado com a data e hora de modificação;</text:p>
              </text:list-item>
            </text:list>
            <text:list text:style-name="L27">
              <text:list-item>
                <text:p text:style-name="P90">Deve ser possível ativar e inativar um CD;</text:p>
              </text:list-item>
            </text:list>
            <text:list text:style-name="L28">
              <text:list-item>
                <text:p text:style-name="P91">Não é permitido inativar um CD que tiver produtos associados;</text:p>
              </text:list-item>
            </text:list>
            <text:list text:style-name="L29">
              <text:list-item>
                <text:p text:style-name="P92">Criar camada de serviço para desenvolver as regras de negócio;</text:p>
              </text:list-item>
            </text:list>
            <text:list text:style-name="L30">
              <text:list-item>
                <text:p text:style-name="P146"><text:span text:style-name="T40">Criar camada DAO/Repository.</text:span><text:line-break/></text:p>
              </text:list-item>
            </text:list>
          </table:table-cell>
        </table:table-row>
      </table:table>
      <text:p text:style-name="P17"><text:span text:style-name="T4">Funcionalidades</text:span><text:span text:style-name="T16"> </text:span><text:span text:style-name="T17">d</text:span><text:span text:style-name="T21">a Pesquisa do Centro de Distribuição.</text:span></text:p>
      <text:p text:style-name="P32"><text:span text:style-name="T10"> </text:span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28"><text:span text:style-name="T11">Funcionalidades</text:span></text:p>
          </table:table-cell>
          <table:table-cell table:style-name="Tabela14.A1" office:value-type="string">
            <text:p text:style-name="P28"><text:span text:style-name="T12">Comportamento Esperado</text:span></text:p>
          </table:table-cell>
          <table:table-cell table:style-name="Tabela14.A1" office:value-type="string">
            <text:p text:style-name="P28"><text:span text:style-name="T12">Verificações</text:span></text:p>
          </table:table-cell>
          <table:table-cell table:style-name="Tabela14.A1" office:value-type="string">
            <text:p text:style-name="P28"><text:span text:style-name="T12">Critérios de Aceite</text:span></text:p>
          </table:table-cell>
        </table:table-row>
        <table:table-row table:style-name="Tabela14.1">
          <table:table-cell table:style-name="Tabela14.A1" office:value-type="string">
            <text:p text:style-name="P66"><text:span text:style-name="T12">Pesquisa</text:span></text:p>
          </table:table-cell>
          <table:table-cell table:style-name="Tabela14.A1" office:value-type="string">
            <text:p text:style-name="P55"><text:span text:style-name="T5">Ao Pesquisar os Centros de distribuição, deve ser exibida todas as informações cadastradas.</text:span></text:p>
          </table:table-cell>
          <table:table-cell table:style-name="Tabela14.A1" office:value-type="string">
            <text:p text:style-name="P123"><text:span text:style-name="T45"/></text:p>
            <text:list xml:id="list790502241" text:style-name="L31">
              <text:list-item>
                <text:p text:style-name="P95"><text:s/><text:span text:style-name="T45">Id de registro</text:span></text:p>
              </text:list-item>
              <text:list-item>
                <text:p text:style-name="P93">Nome do CD</text:p>
              </text:list-item>
              <text:list-item>
                <text:p text:style-name="P93">Endereço completo</text:p>
              </text:list-item>
              <text:list-item>
                <text:p text:style-name="P93">Status</text:p>
              </text:list-item>
              <text:list-item>
                <text:p text:style-name="P93">Data de criação</text:p>
              </text:list-item>
              <text:list-item>
                <text:p text:style-name="P94">Data de modificação</text:p>
              </text:list-item>
            </text:list>
            <text:p text:style-name="P57"><text:span text:style-name="T26"/></text:p>
          </table:table-cell>
          <table:table-cell table:style-name="Tabela14.A1" office:value-type="string">
            <text:p text:style-name="P124"/>
            <text:list xml:id="list2528662872" text:style-name="L32">
              <text:list-item>
                <text:p text:style-name="P98"><text:s/>Exibir paginação configurável (opção de determinar quantos registros exibir por página);</text:p>
              </text:list-item>
              <text:list-item>
                <text:p text:style-name="P96">Utilizar filtro para a listagem - Dapper;</text:p>
              </text:list-item>
              <text:list-item>
                <text:p text:style-name="P96"><text:soft-page-break/>Não passar parâmetros como parte da URL e sim no corpo da requisição;</text:p>
              </text:list-item>
              <text:list-item>
                <text:p text:style-name="P96">A ordenação deverá ser crescente por nome do CD (possibilidade de realizar uma ordenação decrescente);</text:p>
              </text:list-item>
              <text:list-item>
                <text:p text:style-name="P96">Criar camada de serviço para desenvolver as regras de negócio;</text:p>
              </text:list-item>
              <text:list-item>
                <text:p text:style-name="P97">Criar camada DAO/Repository.</text:p>
              </text:list-item>
            </text:list>
            <text:p text:style-name="P140"/>
          </table:table-cell>
        </table:table-row>
      </table:table>
      <text:p text:style-name="P17"><text:span text:style-name="T3"/></text:p>
      <text:p text:style-name="P10"><text:span text:style-name="T3"><text:s/></text:span><text:span text:style-name="T4">Estratégia de Teste</text:span></text:p>
      <text:p text:style-name="P10"><text:span text:style-name="T5"> </text:span></text:p>
      <text:p text:style-name="P20"><text:span text:style-name="T5"><text:s text:c="3"/>●</text:span><text:span text:style-name="T22">  </text:span><text:span text:style-name="T12">Escopo de Testes</text:span></text:p>
      <text:p text:style-name="P20"><text:span text:style-name="T5"> O plano de testes abrange todas as funcionalidades descritas na tabela acima. Serão executados testes em todos os níveis conforme a descrição abaixo. </text:span></text:p>
      <text:p text:style-name="P50"><text:span text:style-name="T5">Testes automatizados de performance.</text:span></text:p>
      <text:p text:style-name="P34"/>
      <text:p text:style-name="P10"><text:span text:style-name="T22">  </text:span><text:span text:style-name="T3"> </text:span><text:span text:style-name="T22"><text:s/></text:span><text:span text:style-name="T12">Ambiente e Ferramentas</text:span></text:p>
      <text:p text:style-name="P20"><text:span text:style-name="T5">Os testes serão feitos do ambiente de homologação, e contém as mesmas configurações do ambiente de produção com uma massa de dados gerada previamente pelo time de qualidade.</text:span></text:p>
      <text:p text:style-name="P20"><text:soft-page-break/><text:span text:style-name="T5">As seguintes ferramentas serão utilizadas no teste: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<text:span text:style-name="T5">Ferramenta </text:span></text:p>
          </table:table-cell>
          <table:table-cell table:style-name="Tabela7.A1" office:value-type="string">
            <text:p text:style-name="P21"><text:span text:style-name="T5">Time</text:span></text:p>
          </table:table-cell>
          <table:table-cell table:style-name="Tabela7.A1" office:value-type="string">
            <text:p text:style-name="P21"><text:span text:style-name="T5">Descrição</text:span></text:p>
          </table:table-cell>
        </table:table-row>
        <table:table-row table:style-name="Tabela7.1">
          <table:table-cell table:style-name="Tabela7.A1" office:value-type="string">
            <text:p text:style-name="P51"><text:span text:style-name="T5">Visual Code</text:span></text:p>
          </table:table-cell>
          <table:table-cell table:style-name="Tabela7.A1" office:value-type="string">
            <text:p text:style-name="P21"><text:span text:style-name="T5">Qualidade</text:span></text:p>
          </table:table-cell>
          <table:table-cell table:style-name="Tabela7.A1" office:value-type="string">
            <text:p text:style-name="P21"><text:span text:style-name="T5">Ferramenta para realização de testes </text:span><text:span text:style-name="T6">automatizados </text:span><text:span text:style-name="T5">de API</text:span></text:p>
          </table:table-cell>
        </table:table-row>
      </table:table>
      <text:p text:style-name="P13"><text:span text:style-name="T3"><text:s/>  </text:span><text:span text:style-name="T4">Classificação de Bugs</text:span></text:p>
      <text:p text:style-name="P20"><text:span text:style-name="T5"> </text:span></text:p>
      <text:p text:style-name="P20"><text:span text:style-name="T5">Os Bugs serão classificados com as seguintes severidades:</text:span></text:p>
      <text:p text:style-name="P20"><text:span text:style-name="T5"> 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<text:span text:style-name="T5">ID</text:span></text:p>
          </table:table-cell>
          <table:table-cell table:style-name="Tabela8.A1" office:value-type="string">
            <text:p text:style-name="P21"><text:span text:style-name="T5">Nivel de Severidade</text:span></text:p>
          </table:table-cell>
          <table:table-cell table:style-name="Tabela8.A1" office:value-type="string">
            <text:p text:style-name="P21"><text:span text:style-name="T5">Descrição</text:span></text:p>
          </table:table-cell>
        </table:table-row>
        <table:table-row table:style-name="Tabela8.2">
          <table:table-cell table:style-name="Tabela8.A1" office:value-type="string">
            <text:p text:style-name="P21"><text:span text:style-name="T5">1</text:span></text:p>
          </table:table-cell>
          <table:table-cell table:style-name="Tabela8.A1" office:value-type="string">
            <text:p text:style-name="P21"><text:span text:style-name="T5">Blocker</text:span></text:p>
          </table:table-cell>
          <table:table-cell table:style-name="Tabela8.A1" office:value-type="string">
            <text:p text:style-name="P21"><text:span text:style-name="T41">●</text:span><text:span text:style-name="T43">   </text:span><text:span text:style-name="T5">Bug que bloqueia o teste de uma função ou feature causa crash na aplicação.</text:span></text:p>
            <text:p text:style-name="P21"><text:span text:style-name="T41">●</text:span><text:span text:style-name="T43">  </text:span><text:span text:style-name="T15">Botão não funciona impedindo o uso completo da funcionalidade.</text:span></text:p>
            <text:p text:style-name="P21"><text:span text:style-name="T41">●</text:span><text:span text:style-name="T43">  </text:span><text:span text:style-name="T5">Bloqueia a entrega.</text:span></text:p>
            <text:p text:style-name="P36"/>
          </table:table-cell>
        </table:table-row>
        <table:table-row table:style-name="Tabela8.3">
          <table:table-cell table:style-name="Tabela8.A1" office:value-type="string">
            <text:p text:style-name="P21"><text:span text:style-name="T5">2</text:span></text:p>
          </table:table-cell>
          <table:table-cell table:style-name="Tabela8.A1" office:value-type="string">
            <text:p text:style-name="P21"><text:span text:style-name="T42">Grave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Funcionalidade não funciona como o esperado</text:span></text:p>
            <text:p text:style-name="P21"><text:span text:style-name="T5">●</text:span><text:span text:style-name="T22">  </text:span><text:span text:style-name="T5">Input incomum causa efeitos irreversíveis</text:span></text:p>
            <text:p text:style-name="P36"/>
          </table:table-cell>
        </table:table-row>
        <table:table-row table:style-name="Tabela8.4">
          <table:table-cell table:style-name="Tabela8.A1" office:value-type="string">
            <text:p text:style-name="P21"><text:span text:style-name="T5">3</text:span></text:p>
          </table:table-cell>
          <table:table-cell table:style-name="Tabela8.A1" office:value-type="string">
            <text:p text:style-name="P21"><text:span text:style-name="T5">Moderada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Funcionalidade não atinge certos critérios de aceitação, mas sua funcionalidade em geral não é afetada</text:span></text:p>
            <text:p text:style-name="P21"><text:soft-page-break/><text:span text:style-name="T5">●</text:span><text:span text:style-name="T22">  </text:span><text:span text:style-name="T5">Mensagem de erro ou sucesso não é exibida</text:span></text:p>
          </table:table-cell>
        </table:table-row>
        <table:table-row table:style-name="Tabela8.5">
          <table:table-cell table:style-name="Tabela8.A1" office:value-type="string">
            <text:p text:style-name="P21"><text:span text:style-name="T5">4</text:span></text:p>
          </table:table-cell>
          <table:table-cell table:style-name="Tabela8.A1" office:value-type="string">
            <text:p text:style-name="P21"><text:span text:style-name="T5">Pequena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Quase nenhum impacto na funcionalidade porém atrapalha a experiência</text:span></text:p>
            <text:p text:style-name="P21"><text:span text:style-name="T5">●</text:span><text:span text:style-name="T22">  </text:span><text:span text:style-name="T5">Erro ortográfico</text:span></text:p>
            <text:p text:style-name="P21"><text:span text:style-name="T5">●</text:span><text:span text:style-name="T22">  </text:span><text:span text:style-name="T5">Pequenos erros de UI</text:span></text:p>
            <text:p text:style-name="P36"/>
          </table:table-cell>
        </table:table-row>
      </table:table>
      <text:p text:style-name="P37"/>
      <text:p text:style-name="P11"><text:span text:style-name="T3"><text:s/>  </text:span><text:span text:style-name="T4">Definição de Pronto</text:span></text:p>
      <text:p text:style-name="P20"><text:span text:style-name="T5"> </text:span></text:p>
      <text:p text:style-name="P20"><text:span text:style-name="T5">Será considerada pronta as funcionalidades que passarem pelas verificações e testes descritas nestes TestPlan, não apresentarem bugs com a severidade acima de Minor, e passarem por uma validação de negócio de responsabilidade do time de produt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egoe UI VSS (Regular)1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nse_20_Quote" style:display-name="Intense Quote" style:family="paragraph" style:parent-style-name="Standard" style:next-style-name="Standard">
      <style:paragraph-properties fo:margin-left="1.27cm" fo:margin-right="0cm" fo:margin-top="0.176cm" fo:margin-bottom="0.423cm" style:contextual-spacing="false" fo:line-height="0.423cm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Quote" style:family="paragraph" style:parent-style-name="Standard" style:next-style-name="Standard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0" style:font-family-asian="0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line-height="0.423cm"/>
      <style:text-properties fo:font-variant="small-caps" fo:color="#44546a" loext:opacity="100%"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Book_20_Title" style:display-name="Book Title" style:family="text">
      <style:text-properties fo:font-variant="small-caps" fo:color="#000000" loext:opacity="100%" style:font-name="Times New Roman" fo:font-family="'Times New Roman'" style:font-family-generic="roman" style:font-pitch="variable" fo:font-size="12pt" fo:letter-spacing="0.018cm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ense_20_Reference" style:display-name="Intense Reference" style:family="text">
      <style:text-properties fo:font-variant="small-caps" fo:color="#44546a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le_20_Reference" style:display-name="Subtle Reference" style:family="text">
      <style:text-properties fo:font-variant="small-caps" fo:color="#595959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Emphasis" style:display-name="Intense Emphasis" style:family="text">
      <style:text-properties fo:color="#000000" loext:opacity="10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Subtle_20_Emphasis" style:display-name="Subtle Emphasis" style:family="text">
      <style:text-properties fo:color="#595959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ção_20_Intensa_20_Char" style:display-name="Citação Intensa Char" style:family="text"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Citação_20_Char" style:display-name="Citação Char" style:family="text">
      <style:text-properties fo:color="#44546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ítulo_20_Char" style:display-name="Subtítulo Char" style:family="text">
      <style:text-properties fo:color="#4472c4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Char" style:display-name="Título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size-asian="36pt" style:font-name-complex="0" style:font-family-complex="0" style:font-family-generic-complex="system" style:font-pitch-complex="variable" style:font-size-complex="36pt"/>
    </style:style>
    <style:style style:name="Título_20_9_20_Char" style:display-name="Título 9 Char" style:family="text">
      <style:text-properties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8_20_Char" style:display-name="Título 8 Char" style:family="text">
      <style:text-properties fo:color="#1f3864" loext:opacity="100%" style:font-name="Calibri Light" fo:font-family="'Calibri Light'" style:font-family-generic="roman" style:font-pitch="variable" fo:font-size="12pt" fo:font-style="italic" fo:font-weight="bold" style:font-size-asian="12pt" style:font-style-asian="italic" style:font-weight-asian="bold" style:font-name-complex="0" style:font-family-complex="0" style:font-family-generic-complex="system" style:font-pitch-complex="variable" style:font-size-complex="12pt" style:font-style-complex="italic" style:font-weight-complex="bold"/>
    </style:style>
    <style:style style:name="Título_20_7_20_Char" style:display-name="Título 7 Char" style:family="text">
      <style:text-properties fo:color="#1f3864" loext:opacity="100%" style:font-name="Calibri Light" fo:font-family="'Calibri Light'" style:font-family-generic="roman" style:font-pitch="variable" fo:font-size="12pt" fo:font-weight="bold" style:font-size-asian="12pt" style:font-weight-asian="bold" style:font-name-complex="0" style:font-family-complex="0" style:font-family-generic-complex="system" style:font-pitch-complex="variable" style:font-size-complex="12pt" style:font-weight-complex="bold"/>
    </style:style>
    <style:style style:name="Título_20_6_20_Char" style:display-name="Título 6 Char" style:family="text">
      <style:text-properties fo:text-transform="uppercase"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5_20_Char" style:display-name="Título 5 Char" style:family="text">
      <style:text-properties fo:text-transform="uppercase" fo:color="#2f5496" loext:opacity="100%" style:font-name="Calibri Light" fo:font-family="'Calibri Light'" style:font-family-generic="roman" style:font-pitch="variable" fo:font-size="12pt" style:font-size-asian="12pt" style:font-name-complex="0" style:font-family-complex="0" style:font-family-generic-complex="system" style:font-pitch-complex="variable" style:font-size-complex="12pt"/>
    </style:style>
    <style:style style:name="Título_20_4_20_Char" style:display-name="Título 4 Char" style:family="text">
      <style:text-properties fo:color="#2f5496" loext:opacity="100%" style:font-name="Calibri Light" fo:font-family="'Calibri Light'" style:font-family-generic="roman" style:font-pitch="variable" style:font-name-complex="0" style:font-family-complex="0" style:font-family-generic-complex="system" style:font-pitch-complex="variable"/>
    </style:style>
    <style:style style:name="Título_20_3_20_Char" style:display-name="Título 3 Char" style:family="text">
      <style:text-properties fo:color="#2f5496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2_20_Char" style:display-name="Título 2 Char" style:family="text">
      <style:text-properties fo:color="#2f5496" loext:opacity="100%" style:font-name="Calibri Light" fo:font-family="'Calibri Light'" style:font-family-generic="roman" style:font-pitch="variable" fo:font-size="16pt" style:font-size-asian="16pt" style:font-name-complex="0" style:font-family-complex="0" style:font-family-generic-complex="system" style:font-pitch-complex="variable" style:font-size-complex="16pt"/>
    </style:style>
    <style:style style:name="Rodapé_20_Char" style:display-name="Rodapé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>
      <style:text-properties fo:color="#1f3864" loext:opacity="100%" style:font-name="Calibri Light" fo:font-family="'Calibri Light'" style:font-family-generic="roman" style:font-pitch="variable" fo:font-size="18pt" style:font-size-asian="18pt" style:font-name-complex="0" style:font-family-complex="0" style:font-family-generic-complex="system" style:font-pitch-complex="variable" style:font-size-complex="18pt"/>
    </style:style>
    <style:style style:name="Default_20_Paragraph_20_Font" style:display-name="Default Paragraph Font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nothing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2T14:49:16.088000000</dc:date>
    <meta:editing-duration>PT1H16M14S</meta:editing-duration>
    <meta:editing-cycles>32</meta:editing-cycles>
    <meta:generator>LibreOffice/7.4.5.1$Windows_X86_64 LibreOffice_project/9c0871452b3918c1019dde9bfac75448afc4b57f</meta:generator>
    <meta:document-statistic meta:table-count="14" meta:image-count="0" meta:object-count="0" meta:page-count="14" meta:paragraph-count="313" meta:word-count="1996" meta:character-count="12764" meta:non-whitespace-character-count="11039"/>
  </office:meta>
</office:document-meta>
</file>